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ext-properties style:text-underline-style="none"/>
    </style:style>
    <style:style style:name="ce31" style:family="table-cell" style:parent-style-name="Default">
      <style:table-cell-properties fo:border-bottom="0.06pt solid #000000" fo:border-left="none" fo:border-right="none" fo:border-top="none"/>
      <style:text-properties style:text-underline-style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none" fo:border-left="none" fo:border-right="0.06pt solid #000000" fo:border-top="none"/>
      <style:text-properties style:text-underline-style="none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  <style:text-properties style:text-underline-style="none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table:style-name="ce10" office:value-type="string" calcext:value-type="string">
            <text:p>BL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</table:table-row>
        <table:table-row table:style-name="ro1">
          <table:table-cell table:style-name="ce1" office:value-type="string" calcext:value-type="string">
            <text:p>10% s = 1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639711903" calcext:value-type="float">
            <text:p>1639711903</text:p>
          </table:table-cell>
          <table:table-cell office:value-type="float" office:value="2.58706" calcext:value-type="float">
            <text:p>2,58706</text:p>
          </table:table-cell>
          <table:table-cell office:value-type="float" office:value="419" calcext:value-type="float">
            <text:p>419</text:p>
          </table:table-cell>
          <table:table-cell office:value-type="float" office:value="2.97037" calcext:value-type="float">
            <text:p>2,97037</text:p>
          </table:table-cell>
          <table:table-cell table:style-name="ce1" office:value-type="float" office:value="64531531598" calcext:value-type="float">
            <text:p>64531531598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252011263" calcext:value-type="float">
            <text:p>1252011263</text:p>
          </table:table-cell>
          <table:table-cell office:value-type="float" office:value="0.917997" calcext:value-type="float">
            <text:p>0,917997</text:p>
          </table:table-cell>
          <table:table-cell office:value-type="float" office:value="1141" calcext:value-type="float">
            <text:p>1141</text:p>
          </table:table-cell>
          <table:table-cell office:value-type="float" office:value="1.54341" calcext:value-type="float">
            <text:p>1,54341</text:p>
          </table:table-cell>
          <table:table-cell table:style-name="ce1" office:value-type="float" office:value="1328579785" calcext:value-type="float">
            <text:p>1328579785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306542958" calcext:value-type="float">
            <text:p>1306542958</text:p>
          </table:table-cell>
          <table:table-cell office:value-type="float" office:value="2.58706" calcext:value-type="float">
            <text:p>2,58706</text:p>
          </table:table-cell>
          <table:table-cell office:value-type="float" office:value="419" calcext:value-type="float">
            <text:p>419</text:p>
          </table:table-cell>
          <table:table-cell office:value-type="float" office:value="2.97037" calcext:value-type="float">
            <text:p>2,97037</text:p>
          </table:table-cell>
          <table:table-cell table:style-name="ce1" office:value-type="float" office:value="65592227284" calcext:value-type="float">
            <text:p>65592227284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261953258" calcext:value-type="float">
            <text:p>1261953258</text:p>
          </table:table-cell>
          <table:table-cell office:value-type="float" office:value="0.917997" calcext:value-type="float">
            <text:p>0,917997</text:p>
          </table:table-cell>
          <table:table-cell office:value-type="float" office:value="1141" calcext:value-type="float">
            <text:p>1141</text:p>
          </table:table-cell>
          <table:table-cell office:value-type="float" office:value="1.54341" calcext:value-type="float">
            <text:p>1,54341</text:p>
          </table:table-cell>
          <table:table-cell table:style-name="ce1" office:value-type="float" office:value="1664567553" calcext:value-type="float">
            <text:p>1664567553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973906556" calcext:value-type="float">
            <text:p>1973906556</text:p>
          </table:table-cell>
          <table:table-cell office:value-type="float" office:value="2.58706" calcext:value-type="float">
            <text:p>2,58706</text:p>
          </table:table-cell>
          <table:table-cell office:value-type="float" office:value="419" calcext:value-type="float">
            <text:p>419</text:p>
          </table:table-cell>
          <table:table-cell office:value-type="float" office:value="2.97037" calcext:value-type="float">
            <text:p>2,97037</text:p>
          </table:table-cell>
          <table:table-cell table:style-name="ce1" office:value-type="float" office:value="92979655398" calcext:value-type="float">
            <text:p>92979655398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251395101" calcext:value-type="float">
            <text:p>1251395101</text:p>
          </table:table-cell>
          <table:table-cell office:value-type="float" office:value="0.917997" calcext:value-type="float">
            <text:p>0,917997</text:p>
          </table:table-cell>
          <table:table-cell office:value-type="float" office:value="1141" calcext:value-type="float">
            <text:p>1141</text:p>
          </table:table-cell>
          <table:table-cell office:value-type="float" office:value="1.54341" calcext:value-type="float">
            <text:p>1,54341</text:p>
          </table:table-cell>
          <table:table-cell table:style-name="ce1" office:value-type="float" office:value="1547448447" calcext:value-type="float">
            <text:p>1547448447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638203656" calcext:value-type="float">
            <text:p>1638203656</text:p>
          </table:table-cell>
          <table:table-cell office:value-type="float" office:value="2.58706" calcext:value-type="float">
            <text:p>2,58706</text:p>
          </table:table-cell>
          <table:table-cell office:value-type="float" office:value="419" calcext:value-type="float">
            <text:p>419</text:p>
          </table:table-cell>
          <table:table-cell office:value-type="float" office:value="2.97037" calcext:value-type="float">
            <text:p>2,97037</text:p>
          </table:table-cell>
          <table:table-cell table:style-name="ce1" office:value-type="float" office:value="155677244299" calcext:value-type="float">
            <text:p>155677244299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951263806" calcext:value-type="float">
            <text:p>951263806</text:p>
          </table:table-cell>
          <table:table-cell office:value-type="float" office:value="0.917997" calcext:value-type="float">
            <text:p>0,917997</text:p>
          </table:table-cell>
          <table:table-cell office:value-type="float" office:value="1141" calcext:value-type="float">
            <text:p>1141</text:p>
          </table:table-cell>
          <table:table-cell office:value-type="float" office:value="1.54341" calcext:value-type="float">
            <text:p>1,54341</text:p>
          </table:table-cell>
          <table:table-cell table:style-name="ce1" office:value-type="float" office:value="1630719569" calcext:value-type="float">
            <text:p>1630719569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617805265" calcext:value-type="float">
            <text:p>1617805265</text:p>
          </table:table-cell>
          <table:table-cell office:value-type="float" office:value="2.58706" calcext:value-type="float">
            <text:p>2,58706</text:p>
          </table:table-cell>
          <table:table-cell office:value-type="float" office:value="419" calcext:value-type="float">
            <text:p>419</text:p>
          </table:table-cell>
          <table:table-cell office:value-type="float" office:value="2.97037" calcext:value-type="float">
            <text:p>2,97037</text:p>
          </table:table-cell>
          <table:table-cell table:style-name="ce1" office:value-type="float" office:value="68751517628" calcext:value-type="float">
            <text:p>68751517628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252196812" calcext:value-type="float">
            <text:p>1252196812</text:p>
          </table:table-cell>
          <table:table-cell office:value-type="float" office:value="0.917997" calcext:value-type="float">
            <text:p>0,917997</text:p>
          </table:table-cell>
          <table:table-cell office:value-type="float" office:value="1141" calcext:value-type="float">
            <text:p>1141</text:p>
          </table:table-cell>
          <table:table-cell office:value-type="float" office:value="1.54341" calcext:value-type="float">
            <text:p>1,54341</text:p>
          </table:table-cell>
          <table:table-cell table:style-name="ce1" office:value-type="float" office:value="1979507395" calcext:value-type="float">
            <text:p>1979507395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]+[.B4]+[.B5]+[.B6]+[.B7])/5" office:value-type="float" office:value="0.104848" calcext:value-type="float">
            <text:p>0,104848</text:p>
          </table:table-cell>
          <table:table-cell table:formula="of:=([.C3]+[.C4]+[.C5]+[.C6]+[.C7])/5" office:value-type="float" office:value="13" calcext:value-type="float">
            <text:p>13</text:p>
          </table:table-cell>
          <table:table-cell table:formula="of:=([.D3]+[.D4]+[.D5]+[.D6]+[.D7])/5" office:value-type="float" office:value="0.106145" calcext:value-type="float">
            <text:p>0,106145</text:p>
          </table:table-cell>
          <table:table-cell table:style-name="ce1" table:formula="of:=([.E3]+[.E4]+[.E5]+[.E6]+[.E7])/5" office:value-type="float" office:value="1635234067.6" calcext:value-type="float">
            <text:p>1635234067,6</text:p>
          </table:table-cell>
          <table:table-cell table:formula="of:=([.F3]+[.F4]+[.F5]+[.F6]+[.F7])/5" office:value-type="float" office:value="2.58706" calcext:value-type="float">
            <text:p>2,58706</text:p>
          </table:table-cell>
          <table:table-cell table:formula="of:=([.G3]+[.G4]+[.G5]+[.G6]+[.G7])/5" office:value-type="float" office:value="419" calcext:value-type="float">
            <text:p>419</text:p>
          </table:table-cell>
          <table:table-cell table:formula="of:=([.H3]+[.H4]+[.H5]+[.H6]+[.H7])/5" office:value-type="float" office:value="2.97037" calcext:value-type="float">
            <text:p>2,97037</text:p>
          </table:table-cell>
          <table:table-cell table:style-name="ce1" table:formula="of:=([.I3]+[.I4]+[.I5]+[.I6]+[.I7])/5" office:value-type="float" office:value="89506435241.4" calcext:value-type="float">
            <text:p>89506435241,4</text:p>
          </table:table-cell>
          <table:table-cell table:formula="of:=([.J3]+[.J4]+[.J5]+[.J6]+[.J7])/5" office:value-type="float" office:value="0.125279" calcext:value-type="float">
            <text:p>0,125279</text:p>
          </table:table-cell>
          <table:table-cell table:formula="of:=([.K3]+[.K4]+[.K5]+[.K6]+[.K7])/5" office:value-type="float" office:value="0" calcext:value-type="float">
            <text:p>0</text:p>
          </table:table-cell>
          <table:table-cell table:formula="of:=([.L3]+[.L4]+[.L5]+[.L6]+[.L7])/5" office:value-type="float" office:value="0.125279" calcext:value-type="float">
            <text:p>0,125279</text:p>
          </table:table-cell>
          <table:table-cell table:style-name="ce1" table:formula="of:=([.M3]+[.M4]+[.M5]+[.M6]+[.M7])/5" office:value-type="float" office:value="1193764048" calcext:value-type="float">
            <text:p>1193764048</text:p>
          </table:table-cell>
          <table:table-cell table:formula="of:=([.N3]+[.N4]+[.N5]+[.N6]+[.N7])/5" office:value-type="float" office:value="0.917997" calcext:value-type="float">
            <text:p>0,917997</text:p>
          </table:table-cell>
          <table:table-cell table:formula="of:=([.O3]+[.O4]+[.O5]+[.O6]+[.O7])/5" office:value-type="float" office:value="1141" calcext:value-type="float">
            <text:p>1141</text:p>
          </table:table-cell>
          <table:table-cell table:formula="of:=([.P3]+[.P4]+[.P5]+[.P6]+[.P7])/5" office:value-type="float" office:value="1.54341" calcext:value-type="float">
            <text:p>1,54341</text:p>
          </table:table-cell>
          <table:table-cell table:style-name="ce1" table:formula="of:=([.Q3]+[.Q4]+[.Q5]+[.Q6]+[.Q7])/5" office:value-type="float" office:value="1630164549.8" calcext:value-type="float">
            <text:p>1630164549,8</text:p>
          </table:table-cell>
        </table:table-row>
        <table:table-row table:style-name="ro1">
          <table:table-cell table:style-name="ce1" office:value-type="string" calcext:value-type="string">
            <text:p>1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639711903" calcext:value-type="float">
            <text:p>1639711903</text:p>
          </table:table-cell>
          <table:table-cell office:value-type="float" office:value="2.58706" calcext:value-type="float">
            <text:p>2,58706</text:p>
          </table:table-cell>
          <table:table-cell office:value-type="float" office:value="419" calcext:value-type="float">
            <text:p>419</text:p>
          </table:table-cell>
          <table:table-cell office:value-type="float" office:value="2.97037" calcext:value-type="float">
            <text:p>2,97037</text:p>
          </table:table-cell>
          <table:table-cell table:style-name="ce1" office:value-type="float" office:value="64531531598" calcext:value-type="float">
            <text:p>64531531598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252011263" calcext:value-type="float">
            <text:p>1252011263</text:p>
          </table:table-cell>
          <table:table-cell office:value-type="float" office:value="0.894038" calcext:value-type="float">
            <text:p>0,894038</text:p>
          </table:table-cell>
          <table:table-cell office:value-type="float" office:value="1140" calcext:value-type="float">
            <text:p>1140</text:p>
          </table:table-cell>
          <table:table-cell office:value-type="float" office:value="1.50641" calcext:value-type="float">
            <text:p>1,50641</text:p>
          </table:table-cell>
          <table:table-cell table:style-name="ce1" office:value-type="float" office:value="1603408949" calcext:value-type="float">
            <text:p>1603408949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306542958" calcext:value-type="float">
            <text:p>1306542958</text:p>
          </table:table-cell>
          <table:table-cell office:value-type="float" office:value="2.58706" calcext:value-type="float">
            <text:p>2,58706</text:p>
          </table:table-cell>
          <table:table-cell office:value-type="float" office:value="419" calcext:value-type="float">
            <text:p>419</text:p>
          </table:table-cell>
          <table:table-cell office:value-type="float" office:value="2.97037" calcext:value-type="float">
            <text:p>2,97037</text:p>
          </table:table-cell>
          <table:table-cell table:style-name="ce1" office:value-type="float" office:value="65592227284" calcext:value-type="float">
            <text:p>65592227284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261953258" calcext:value-type="float">
            <text:p>1261953258</text:p>
          </table:table-cell>
          <table:table-cell office:value-type="float" office:value="0.894038" calcext:value-type="float">
            <text:p>0,894038</text:p>
          </table:table-cell>
          <table:table-cell office:value-type="float" office:value="1140" calcext:value-type="float">
            <text:p>1140</text:p>
          </table:table-cell>
          <table:table-cell office:value-type="float" office:value="1.50641" calcext:value-type="float">
            <text:p>1,50641</text:p>
          </table:table-cell>
          <table:table-cell table:style-name="ce1" office:value-type="float" office:value="1815096186" calcext:value-type="float">
            <text:p>1815096186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973906556" calcext:value-type="float">
            <text:p>1973906556</text:p>
          </table:table-cell>
          <table:table-cell office:value-type="float" office:value="2.58706" calcext:value-type="float">
            <text:p>2,58706</text:p>
          </table:table-cell>
          <table:table-cell office:value-type="float" office:value="419" calcext:value-type="float">
            <text:p>419</text:p>
          </table:table-cell>
          <table:table-cell office:value-type="float" office:value="2.97037" calcext:value-type="float">
            <text:p>2,97037</text:p>
          </table:table-cell>
          <table:table-cell table:style-name="ce1" office:value-type="float" office:value="92979655398" calcext:value-type="float">
            <text:p>92979655398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251395101" calcext:value-type="float">
            <text:p>1251395101</text:p>
          </table:table-cell>
          <table:table-cell office:value-type="float" office:value="0.894038" calcext:value-type="float">
            <text:p>0,894038</text:p>
          </table:table-cell>
          <table:table-cell office:value-type="float" office:value="1140" calcext:value-type="float">
            <text:p>1140</text:p>
          </table:table-cell>
          <table:table-cell office:value-type="float" office:value="1.50641" calcext:value-type="float">
            <text:p>1,50641</text:p>
          </table:table-cell>
          <table:table-cell table:style-name="ce1" office:value-type="float" office:value="1309290973" calcext:value-type="float">
            <text:p>1309290973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638203656" calcext:value-type="float">
            <text:p>1638203656</text:p>
          </table:table-cell>
          <table:table-cell office:value-type="float" office:value="2.58706" calcext:value-type="float">
            <text:p>2,58706</text:p>
          </table:table-cell>
          <table:table-cell office:value-type="float" office:value="419" calcext:value-type="float">
            <text:p>419</text:p>
          </table:table-cell>
          <table:table-cell office:value-type="float" office:value="2.97037" calcext:value-type="float">
            <text:p>2,97037</text:p>
          </table:table-cell>
          <table:table-cell table:style-name="ce1" office:value-type="float" office:value="155677244299" calcext:value-type="float">
            <text:p>155677244299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951263806" calcext:value-type="float">
            <text:p>951263806</text:p>
          </table:table-cell>
          <table:table-cell office:value-type="float" office:value="0.894038" calcext:value-type="float">
            <text:p>0,894038</text:p>
          </table:table-cell>
          <table:table-cell office:value-type="float" office:value="1140" calcext:value-type="float">
            <text:p>1140</text:p>
          </table:table-cell>
          <table:table-cell office:value-type="float" office:value="1.50641" calcext:value-type="float">
            <text:p>1,50641</text:p>
          </table:table-cell>
          <table:table-cell table:style-name="ce1" office:value-type="float" office:value="1788514638" calcext:value-type="float">
            <text:p>1788514638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617805265" calcext:value-type="float">
            <text:p>1617805265</text:p>
          </table:table-cell>
          <table:table-cell office:value-type="float" office:value="2.58706" calcext:value-type="float">
            <text:p>2,58706</text:p>
          </table:table-cell>
          <table:table-cell office:value-type="float" office:value="419" calcext:value-type="float">
            <text:p>419</text:p>
          </table:table-cell>
          <table:table-cell office:value-type="float" office:value="2.97037" calcext:value-type="float">
            <text:p>2,97037</text:p>
          </table:table-cell>
          <table:table-cell table:style-name="ce1" office:value-type="float" office:value="68751517628" calcext:value-type="float">
            <text:p>68751517628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252196812" calcext:value-type="float">
            <text:p>1252196812</text:p>
          </table:table-cell>
          <table:table-cell office:value-type="float" office:value="0.894038" calcext:value-type="float">
            <text:p>0,894038</text:p>
          </table:table-cell>
          <table:table-cell office:value-type="float" office:value="1140" calcext:value-type="float">
            <text:p>1140</text:p>
          </table:table-cell>
          <table:table-cell office:value-type="float" office:value="1.50641" calcext:value-type="float">
            <text:p>1,50641</text:p>
          </table:table-cell>
          <table:table-cell table:style-name="ce1" office:value-type="float" office:value="1319014043" calcext:value-type="float">
            <text:p>1319014043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0]+[.B11]+[.B12]+[.B13]+[.B14])/5" office:value-type="float" office:value="0.104848" calcext:value-type="float">
            <text:p>0,104848</text:p>
          </table:table-cell>
          <table:table-cell table:formula="of:=([.C10]+[.C11]+[.C12]+[.C13]+[.C14])/5" office:value-type="float" office:value="13" calcext:value-type="float">
            <text:p>13</text:p>
          </table:table-cell>
          <table:table-cell table:formula="of:=([.D10]+[.D11]+[.D12]+[.D13]+[.D14])/5" office:value-type="float" office:value="0.106145" calcext:value-type="float">
            <text:p>0,106145</text:p>
          </table:table-cell>
          <table:table-cell table:style-name="ce1" table:formula="of:=([.E10]+[.E11]+[.E12]+[.E13]+[.E14])/5" office:value-type="float" office:value="1635234067.6" calcext:value-type="float">
            <text:p>1635234067,6</text:p>
          </table:table-cell>
          <table:table-cell table:formula="of:=([.F10]+[.F11]+[.F12]+[.F13]+[.F14])/5" office:value-type="float" office:value="2.58706" calcext:value-type="float">
            <text:p>2,58706</text:p>
          </table:table-cell>
          <table:table-cell table:formula="of:=([.G10]+[.G11]+[.G12]+[.G13]+[.G14])/5" office:value-type="float" office:value="419" calcext:value-type="float">
            <text:p>419</text:p>
          </table:table-cell>
          <table:table-cell table:formula="of:=([.H10]+[.H11]+[.H12]+[.H13]+[.H14])/5" office:value-type="float" office:value="2.97037" calcext:value-type="float">
            <text:p>2,97037</text:p>
          </table:table-cell>
          <table:table-cell table:style-name="ce1" table:formula="of:=([.I10]+[.I11]+[.I12]+[.I13]+[.I14])/5" office:value-type="float" office:value="89506435241.4" calcext:value-type="float">
            <text:p>89506435241,4</text:p>
          </table:table-cell>
          <table:table-cell table:formula="of:=([.J10]+[.J11]+[.J12]+[.J13]+[.J14])/5" office:value-type="float" office:value="0.125279" calcext:value-type="float">
            <text:p>0,125279</text:p>
          </table:table-cell>
          <table:table-cell table:formula="of:=([.K10]+[.K11]+[.K12]+[.K13]+[.K14])/5" office:value-type="float" office:value="0" calcext:value-type="float">
            <text:p>0</text:p>
          </table:table-cell>
          <table:table-cell table:formula="of:=([.L10]+[.L11]+[.L12]+[.L13]+[.L14])/5" office:value-type="float" office:value="0.125279" calcext:value-type="float">
            <text:p>0,125279</text:p>
          </table:table-cell>
          <table:table-cell table:style-name="ce1" table:formula="of:=([.M10]+[.M11]+[.M12]+[.M13]+[.M14])/5" office:value-type="float" office:value="1193764048" calcext:value-type="float">
            <text:p>1193764048</text:p>
          </table:table-cell>
          <table:table-cell table:formula="of:=([.N10]+[.N11]+[.N12]+[.N13]+[.N14])/5" office:value-type="float" office:value="0.894038" calcext:value-type="float">
            <text:p>0,894038</text:p>
          </table:table-cell>
          <table:table-cell table:formula="of:=([.O10]+[.O11]+[.O12]+[.O13]+[.O14])/5" office:value-type="float" office:value="1140" calcext:value-type="float">
            <text:p>1140</text:p>
          </table:table-cell>
          <table:table-cell table:formula="of:=([.P10]+[.P11]+[.P12]+[.P13]+[.P14])/5" office:value-type="float" office:value="1.50641" calcext:value-type="float">
            <text:p>1,50641</text:p>
          </table:table-cell>
          <table:table-cell table:style-name="ce1" table:formula="of:=([.Q10]+[.Q11]+[.Q12]+[.Q13]+[.Q14])/5" office:value-type="float" office:value="1567064957.8" calcext:value-type="float">
            <text:p>1567064957,8</text:p>
          </table:table-cell>
        </table:table-row>
        <table:table-row table:style-name="ro1">
          <table:table-cell table:style-name="ce1" office:value-type="string" calcext:value-type="string">
            <text:p>1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330311300" calcext:value-type="float">
            <text:p>1330311300</text:p>
          </table:table-cell>
          <table:table-cell office:value-type="float" office:value="2.89323" calcext:value-type="float">
            <text:p>2,89323</text:p>
          </table:table-cell>
          <table:table-cell office:value-type="float" office:value="780" calcext:value-type="float">
            <text:p>780</text:p>
          </table:table-cell>
          <table:table-cell office:value-type="float" office:value="3.5562" calcext:value-type="float">
            <text:p>3,5562</text:p>
          </table:table-cell>
          <table:table-cell table:style-name="ce1" office:value-type="float" office:value="84978925108" calcext:value-type="float">
            <text:p>84978925108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932752803" calcext:value-type="float">
            <text:p>1932752803</text:p>
          </table:table-cell>
          <table:table-cell office:value-type="float" office:value="0.396032" calcext:value-type="float">
            <text:p>0,396032</text:p>
          </table:table-cell>
          <table:table-cell office:value-type="float" office:value="1088" calcext:value-type="float">
            <text:p>1088</text:p>
          </table:table-cell>
          <table:table-cell office:value-type="float" office:value="0.910007" calcext:value-type="float">
            <text:p>0,910007</text:p>
          </table:table-cell>
          <table:table-cell table:style-name="ce1" office:value-type="float" office:value="1857381481" calcext:value-type="float">
            <text:p>1857381481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2978306586" calcext:value-type="float">
            <text:p>2978306586</text:p>
          </table:table-cell>
          <table:table-cell office:value-type="float" office:value="2.89323" calcext:value-type="float">
            <text:p>2,89323</text:p>
          </table:table-cell>
          <table:table-cell office:value-type="float" office:value="780" calcext:value-type="float">
            <text:p>780</text:p>
          </table:table-cell>
          <table:table-cell office:value-type="float" office:value="3.5562" calcext:value-type="float">
            <text:p>3,5562</text:p>
          </table:table-cell>
          <table:table-cell table:style-name="ce1" office:value-type="float" office:value="60775227794" calcext:value-type="float">
            <text:p>60775227794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265260207" calcext:value-type="float">
            <text:p>1265260207</text:p>
          </table:table-cell>
          <table:table-cell office:value-type="float" office:value="0.396032" calcext:value-type="float">
            <text:p>0,396032</text:p>
          </table:table-cell>
          <table:table-cell office:value-type="float" office:value="1088" calcext:value-type="float">
            <text:p>1088</text:p>
          </table:table-cell>
          <table:table-cell office:value-type="float" office:value="0.910007" calcext:value-type="float">
            <text:p>0,910007</text:p>
          </table:table-cell>
          <table:table-cell table:style-name="ce1" office:value-type="float" office:value="1409519238" calcext:value-type="float">
            <text:p>1409519238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986743108" calcext:value-type="float">
            <text:p>1986743108</text:p>
          </table:table-cell>
          <table:table-cell office:value-type="float" office:value="2.89323" calcext:value-type="float">
            <text:p>2,89323</text:p>
          </table:table-cell>
          <table:table-cell office:value-type="float" office:value="780" calcext:value-type="float">
            <text:p>780</text:p>
          </table:table-cell>
          <table:table-cell office:value-type="float" office:value="3.5562" calcext:value-type="float">
            <text:p>3,5562</text:p>
          </table:table-cell>
          <table:table-cell table:style-name="ce1" office:value-type="float" office:value="76019551890" calcext:value-type="float">
            <text:p>76019551890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258762193" calcext:value-type="float">
            <text:p>1258762193</text:p>
          </table:table-cell>
          <table:table-cell office:value-type="float" office:value="0.396032" calcext:value-type="float">
            <text:p>0,396032</text:p>
          </table:table-cell>
          <table:table-cell office:value-type="float" office:value="1088" calcext:value-type="float">
            <text:p>1088</text:p>
          </table:table-cell>
          <table:table-cell office:value-type="float" office:value="0.910007" calcext:value-type="float">
            <text:p>0,910007</text:p>
          </table:table-cell>
          <table:table-cell table:style-name="ce1" office:value-type="float" office:value="2705913296" calcext:value-type="float">
            <text:p>2705913296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2005244067" calcext:value-type="float">
            <text:p>2005244067</text:p>
          </table:table-cell>
          <table:table-cell office:value-type="float" office:value="2.89323" calcext:value-type="float">
            <text:p>2,89323</text:p>
          </table:table-cell>
          <table:table-cell office:value-type="float" office:value="780" calcext:value-type="float">
            <text:p>780</text:p>
          </table:table-cell>
          <table:table-cell office:value-type="float" office:value="3.5562" calcext:value-type="float">
            <text:p>3,5562</text:p>
          </table:table-cell>
          <table:table-cell table:style-name="ce1" office:value-type="float" office:value="88857420149" calcext:value-type="float">
            <text:p>88857420149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275071108" calcext:value-type="float">
            <text:p>1275071108</text:p>
          </table:table-cell>
          <table:table-cell office:value-type="float" office:value="0.396032" calcext:value-type="float">
            <text:p>0,396032</text:p>
          </table:table-cell>
          <table:table-cell office:value-type="float" office:value="1088" calcext:value-type="float">
            <text:p>1088</text:p>
          </table:table-cell>
          <table:table-cell office:value-type="float" office:value="0.910007" calcext:value-type="float">
            <text:p>0,910007</text:p>
          </table:table-cell>
          <table:table-cell table:style-name="ce1" office:value-type="float" office:value="1520916954" calcext:value-type="float">
            <text:p>1520916954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640273875" calcext:value-type="float">
            <text:p>1640273875</text:p>
          </table:table-cell>
          <table:table-cell office:value-type="float" office:value="2.89323" calcext:value-type="float">
            <text:p>2,89323</text:p>
          </table:table-cell>
          <table:table-cell office:value-type="float" office:value="780" calcext:value-type="float">
            <text:p>780</text:p>
          </table:table-cell>
          <table:table-cell office:value-type="float" office:value="3.5562" calcext:value-type="float">
            <text:p>3,5562</text:p>
          </table:table-cell>
          <table:table-cell table:style-name="ce1" office:value-type="float" office:value="122779944186" calcext:value-type="float">
            <text:p>122779944186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264318322" calcext:value-type="float">
            <text:p>1264318322</text:p>
          </table:table-cell>
          <table:table-cell office:value-type="float" office:value="0.396032" calcext:value-type="float">
            <text:p>0,396032</text:p>
          </table:table-cell>
          <table:table-cell office:value-type="float" office:value="1088" calcext:value-type="float">
            <text:p>1088</text:p>
          </table:table-cell>
          <table:table-cell office:value-type="float" office:value="0.910007" calcext:value-type="float">
            <text:p>0,910007</text:p>
          </table:table-cell>
          <table:table-cell table:style-name="ce1" office:value-type="float" office:value="1662610726" calcext:value-type="float">
            <text:p>1662610726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7]+[.B18]+[.B19]+[.B20]+[.B21])/5" office:value-type="float" office:value="0.104848" calcext:value-type="float">
            <text:p>0,104848</text:p>
          </table:table-cell>
          <table:table-cell table:formula="of:=([.C17]+[.C18]+[.C19]+[.C20]+[.C21])/5" office:value-type="float" office:value="13" calcext:value-type="float">
            <text:p>13</text:p>
          </table:table-cell>
          <table:table-cell table:formula="of:=([.D17]+[.D18]+[.D19]+[.D20]+[.D21])/5" office:value-type="float" office:value="0.106145" calcext:value-type="float">
            <text:p>0,106145</text:p>
          </table:table-cell>
          <table:table-cell table:style-name="ce1" table:formula="of:=([.E17]+[.E18]+[.E19]+[.E20]+[.E21])/5" office:value-type="float" office:value="1988175787.2" calcext:value-type="float">
            <text:p>1988175787,2</text:p>
          </table:table-cell>
          <table:table-cell table:formula="of:=([.F17]+[.F18]+[.F19]+[.F20]+[.F21])/5" office:value-type="float" office:value="2.89323" calcext:value-type="float">
            <text:p>2,89323</text:p>
          </table:table-cell>
          <table:table-cell table:formula="of:=([.G17]+[.G18]+[.G19]+[.G20]+[.G21])/5" office:value-type="float" office:value="780" calcext:value-type="float">
            <text:p>780</text:p>
          </table:table-cell>
          <table:table-cell table:formula="of:=([.H17]+[.H18]+[.H19]+[.H20]+[.H21])/5" office:value-type="float" office:value="3.5562" calcext:value-type="float">
            <text:p>3,5562</text:p>
          </table:table-cell>
          <table:table-cell table:style-name="ce1" table:formula="of:=([.I17]+[.I18]+[.I19]+[.I20]+[.I21])/5" office:value-type="float" office:value="86682213825.4" calcext:value-type="float">
            <text:p>86682213825,4</text:p>
          </table:table-cell>
          <table:table-cell table:formula="of:=([.J17]+[.J18]+[.J19]+[.J20]+[.J21])/5" office:value-type="float" office:value="0.125279" calcext:value-type="float">
            <text:p>0,125279</text:p>
          </table:table-cell>
          <table:table-cell table:formula="of:=([.K17]+[.K18]+[.K19]+[.K20]+[.K21])/5" office:value-type="float" office:value="0" calcext:value-type="float">
            <text:p>0</text:p>
          </table:table-cell>
          <table:table-cell table:formula="of:=([.L17]+[.L18]+[.L19]+[.L20]+[.L21])/5" office:value-type="float" office:value="0.125279" calcext:value-type="float">
            <text:p>0,125279</text:p>
          </table:table-cell>
          <table:table-cell table:style-name="ce1" table:formula="of:=([.M17]+[.M18]+[.M19]+[.M20]+[.M21])/5" office:value-type="float" office:value="1399232926.6" calcext:value-type="float">
            <text:p>1399232926,6</text:p>
          </table:table-cell>
          <table:table-cell table:formula="of:=([.N17]+[.N18]+[.N19]+[.N20]+[.N21])/5" office:value-type="float" office:value="0.396032" calcext:value-type="float">
            <text:p>0,396032</text:p>
          </table:table-cell>
          <table:table-cell table:formula="of:=([.O17]+[.O18]+[.O19]+[.O20]+[.O21])/5" office:value-type="float" office:value="1088" calcext:value-type="float">
            <text:p>1088</text:p>
          </table:table-cell>
          <table:table-cell table:formula="of:=([.P17]+[.P18]+[.P19]+[.P20]+[.P21])/5" office:value-type="float" office:value="0.910007" calcext:value-type="float">
            <text:p>0,910007</text:p>
          </table:table-cell>
          <table:table-cell table:style-name="ce1" table:formula="of:=([.Q17]+[.Q18]+[.Q19]+[.Q20]+[.Q21])/5" office:value-type="float" office:value="1831268339" calcext:value-type="float">
            <text:p>1831268339</text:p>
          </table:table-cell>
        </table:table-row>
        <table:table-row table:style-name="ro1">
          <table:table-cell table:style-name="ce1" office:value-type="string" calcext:value-type="string">
            <text:p>1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330311300" calcext:value-type="float">
            <text:p>1330311300</text:p>
          </table:table-cell>
          <table:table-cell office:value-type="float" office:value="2.89323" calcext:value-type="float">
            <text:p>2,89323</text:p>
          </table:table-cell>
          <table:table-cell office:value-type="float" office:value="780" calcext:value-type="float">
            <text:p>780</text:p>
          </table:table-cell>
          <table:table-cell office:value-type="float" office:value="3.5562" calcext:value-type="float">
            <text:p>3,5562</text:p>
          </table:table-cell>
          <table:table-cell table:style-name="ce1" office:value-type="float" office:value="84978925108" calcext:value-type="float">
            <text:p>84978925108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932752803" calcext:value-type="float">
            <text:p>1932752803</text:p>
          </table:table-cell>
          <table:table-cell office:value-type="float" office:value="0.595086" calcext:value-type="float">
            <text:p>0,595086</text:p>
          </table:table-cell>
          <table:table-cell office:value-type="float" office:value="1134" calcext:value-type="float">
            <text:p>1134</text:p>
          </table:table-cell>
          <table:table-cell office:value-type="float" office:value="1.14594" calcext:value-type="float">
            <text:p>1,14594</text:p>
          </table:table-cell>
          <table:table-cell table:style-name="ce1" office:value-type="float" office:value="1863872231" calcext:value-type="float">
            <text:p>1863872231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2978306586" calcext:value-type="float">
            <text:p>2978306586</text:p>
          </table:table-cell>
          <table:table-cell office:value-type="float" office:value="2.89323" calcext:value-type="float">
            <text:p>2,89323</text:p>
          </table:table-cell>
          <table:table-cell office:value-type="float" office:value="780" calcext:value-type="float">
            <text:p>780</text:p>
          </table:table-cell>
          <table:table-cell office:value-type="float" office:value="3.5562" calcext:value-type="float">
            <text:p>3,5562</text:p>
          </table:table-cell>
          <table:table-cell table:style-name="ce1" office:value-type="float" office:value="60775227794" calcext:value-type="float">
            <text:p>60775227794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265260207" calcext:value-type="float">
            <text:p>1265260207</text:p>
          </table:table-cell>
          <table:table-cell office:value-type="float" office:value="0.595086" calcext:value-type="float">
            <text:p>0,595086</text:p>
          </table:table-cell>
          <table:table-cell office:value-type="float" office:value="1134" calcext:value-type="float">
            <text:p>1134</text:p>
          </table:table-cell>
          <table:table-cell office:value-type="float" office:value="1.14594" calcext:value-type="float">
            <text:p>1,14594</text:p>
          </table:table-cell>
          <table:table-cell table:style-name="ce1" office:value-type="float" office:value="1730520551" calcext:value-type="float">
            <text:p>1730520551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986743108" calcext:value-type="float">
            <text:p>1986743108</text:p>
          </table:table-cell>
          <table:table-cell office:value-type="float" office:value="2.89323" calcext:value-type="float">
            <text:p>2,89323</text:p>
          </table:table-cell>
          <table:table-cell office:value-type="float" office:value="780" calcext:value-type="float">
            <text:p>780</text:p>
          </table:table-cell>
          <table:table-cell office:value-type="float" office:value="3.5562" calcext:value-type="float">
            <text:p>3,5562</text:p>
          </table:table-cell>
          <table:table-cell table:style-name="ce1" office:value-type="float" office:value="76019551890" calcext:value-type="float">
            <text:p>76019551890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258762193" calcext:value-type="float">
            <text:p>1258762193</text:p>
          </table:table-cell>
          <table:table-cell office:value-type="float" office:value="0.595086" calcext:value-type="float">
            <text:p>0,595086</text:p>
          </table:table-cell>
          <table:table-cell office:value-type="float" office:value="1134" calcext:value-type="float">
            <text:p>1134</text:p>
          </table:table-cell>
          <table:table-cell office:value-type="float" office:value="1.14594" calcext:value-type="float">
            <text:p>1,14594</text:p>
          </table:table-cell>
          <table:table-cell table:style-name="ce1" office:value-type="float" office:value="1765577893" calcext:value-type="float">
            <text:p>1765577893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2005244067" calcext:value-type="float">
            <text:p>2005244067</text:p>
          </table:table-cell>
          <table:table-cell office:value-type="float" office:value="2.89323" calcext:value-type="float">
            <text:p>2,89323</text:p>
          </table:table-cell>
          <table:table-cell office:value-type="float" office:value="780" calcext:value-type="float">
            <text:p>780</text:p>
          </table:table-cell>
          <table:table-cell office:value-type="float" office:value="3.5562" calcext:value-type="float">
            <text:p>3,5562</text:p>
          </table:table-cell>
          <table:table-cell table:style-name="ce1" office:value-type="float" office:value="88857420149" calcext:value-type="float">
            <text:p>88857420149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275071108" calcext:value-type="float">
            <text:p>1275071108</text:p>
          </table:table-cell>
          <table:table-cell office:value-type="float" office:value="0.595086" calcext:value-type="float">
            <text:p>0,595086</text:p>
          </table:table-cell>
          <table:table-cell office:value-type="float" office:value="1134" calcext:value-type="float">
            <text:p>1134</text:p>
          </table:table-cell>
          <table:table-cell office:value-type="float" office:value="1.14594" calcext:value-type="float">
            <text:p>1,14594</text:p>
          </table:table-cell>
          <table:table-cell table:style-name="ce1" office:value-type="float" office:value="1559615052" calcext:value-type="float">
            <text:p>1559615052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640273875" calcext:value-type="float">
            <text:p>1640273875</text:p>
          </table:table-cell>
          <table:table-cell office:value-type="float" office:value="2.89323" calcext:value-type="float">
            <text:p>2,89323</text:p>
          </table:table-cell>
          <table:table-cell office:value-type="float" office:value="780" calcext:value-type="float">
            <text:p>780</text:p>
          </table:table-cell>
          <table:table-cell office:value-type="float" office:value="3.5562" calcext:value-type="float">
            <text:p>3,5562</text:p>
          </table:table-cell>
          <table:table-cell table:style-name="ce1" office:value-type="float" office:value="122779944186" calcext:value-type="float">
            <text:p>122779944186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264318322" calcext:value-type="float">
            <text:p>1264318322</text:p>
          </table:table-cell>
          <table:table-cell office:value-type="float" office:value="0.595086" calcext:value-type="float">
            <text:p>0,595086</text:p>
          </table:table-cell>
          <table:table-cell office:value-type="float" office:value="1134" calcext:value-type="float">
            <text:p>1134</text:p>
          </table:table-cell>
          <table:table-cell office:value-type="float" office:value="1.14594" calcext:value-type="float">
            <text:p>1,14594</text:p>
          </table:table-cell>
          <table:table-cell table:style-name="ce1" office:value-type="float" office:value="2030879974" calcext:value-type="float">
            <text:p>2030879974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988175787" calcext:value-type="float">
            <text:p>1988175787</text:p>
          </table:table-cell>
          <table:table-cell office:value-type="float" office:value="2.652766" calcext:value-type="float">
            <text:p>2,652766</text:p>
          </table:table-cell>
          <table:table-cell office:value-type="float" office:value="650" calcext:value-type="float">
            <text:p>650</text:p>
          </table:table-cell>
          <table:table-cell office:value-type="float" office:value="3.213502" calcext:value-type="float">
            <text:p>3,213502</text:p>
          </table:table-cell>
          <table:table-cell table:style-name="ce1" office:value-type="float" office:value="86682213825" calcext:value-type="float">
            <text:p>86682213825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399232927" calcext:value-type="float">
            <text:p>1399232927</text:p>
          </table:table-cell>
          <table:table-cell table:formula="of:=([.N24]+[.N25]+[.N26]+[.N27]+[.N28])/5" office:value-type="float" office:value="0.595086" calcext:value-type="float">
            <text:p>0,595086</text:p>
          </table:table-cell>
          <table:table-cell table:formula="of:=([.O24]+[.O25]+[.O26]+[.O27]+[.O28])/5" office:value-type="float" office:value="1134" calcext:value-type="float">
            <text:p>1134</text:p>
          </table:table-cell>
          <table:table-cell table:formula="of:=([.P24]+[.P25]+[.P26]+[.P27]+[.P28])/5" office:value-type="float" office:value="1.14594" calcext:value-type="float">
            <text:p>1,14594</text:p>
          </table:table-cell>
          <table:table-cell table:style-name="ce1" table:formula="of:=([.Q24]+[.Q25]+[.Q26]+[.Q27]+[.Q28])/5" office:value-type="float" office:value="1790093140.2" calcext:value-type="float">
            <text:p>1790093140,2</text:p>
          </table:table-cell>
        </table:table-row>
        <table:table-row table:style-name="ro1">
          <table:table-cell table:style-name="ce1" office:value-type="string" calcext:value-type="string">
            <text:p>1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2349533474" calcext:value-type="float">
            <text:p>2349533474</text:p>
          </table:table-cell>
          <table:table-cell office:value-type="float" office:value="1.94328" calcext:value-type="float">
            <text:p>1,94328</text:p>
          </table:table-cell>
          <table:table-cell office:value-type="float" office:value="901" calcext:value-type="float">
            <text:p>901</text:p>
          </table:table-cell>
          <table:table-cell office:value-type="float" office:value="2.6615" calcext:value-type="float">
            <text:p>2,6615</text:p>
          </table:table-cell>
          <table:table-cell table:style-name="ce1" office:value-type="float" office:value="123245574674" calcext:value-type="float">
            <text:p>123245574674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905493312" calcext:value-type="float">
            <text:p>1905493312</text:p>
          </table:table-cell>
          <table:table-cell office:value-type="float" office:value="0.601634" calcext:value-type="float">
            <text:p>0,601634</text:p>
          </table:table-cell>
          <table:table-cell office:value-type="float" office:value="1151" calcext:value-type="float">
            <text:p>1151</text:p>
          </table:table-cell>
          <table:table-cell office:value-type="float" office:value="1.15732" calcext:value-type="float">
            <text:p>1,15732</text:p>
          </table:table-cell>
          <table:table-cell table:style-name="ce1" office:value-type="float" office:value="1453644497" calcext:value-type="float">
            <text:p>1453644497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2330271031" calcext:value-type="float">
            <text:p>2330271031</text:p>
          </table:table-cell>
          <table:table-cell office:value-type="float" office:value="1.94328" calcext:value-type="float">
            <text:p>1,94328</text:p>
          </table:table-cell>
          <table:table-cell office:value-type="float" office:value="901" calcext:value-type="float">
            <text:p>901</text:p>
          </table:table-cell>
          <table:table-cell office:value-type="float" office:value="2.6615" calcext:value-type="float">
            <text:p>2,6615</text:p>
          </table:table-cell>
          <table:table-cell table:style-name="ce1" office:value-type="float" office:value="88869593847" calcext:value-type="float">
            <text:p>88869593847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593188249" calcext:value-type="float">
            <text:p>1593188249</text:p>
          </table:table-cell>
          <table:table-cell office:value-type="float" office:value="0.601634" calcext:value-type="float">
            <text:p>0,601634</text:p>
          </table:table-cell>
          <table:table-cell office:value-type="float" office:value="1151" calcext:value-type="float">
            <text:p>1151</text:p>
          </table:table-cell>
          <table:table-cell office:value-type="float" office:value="1.15732" calcext:value-type="float">
            <text:p>1,15732</text:p>
          </table:table-cell>
          <table:table-cell table:style-name="ce1" office:value-type="float" office:value="2035504045" calcext:value-type="float">
            <text:p>2035504045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988786766" calcext:value-type="float">
            <text:p>1988786766</text:p>
          </table:table-cell>
          <table:table-cell office:value-type="float" office:value="1.94328" calcext:value-type="float">
            <text:p>1,94328</text:p>
          </table:table-cell>
          <table:table-cell office:value-type="float" office:value="901" calcext:value-type="float">
            <text:p>901</text:p>
          </table:table-cell>
          <table:table-cell office:value-type="float" office:value="2.6615" calcext:value-type="float">
            <text:p>2,6615</text:p>
          </table:table-cell>
          <table:table-cell table:style-name="ce1" office:value-type="float" office:value="75424257827" calcext:value-type="float">
            <text:p>75424257827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259224675" calcext:value-type="float">
            <text:p>1259224675</text:p>
          </table:table-cell>
          <table:table-cell office:value-type="float" office:value="0.601634" calcext:value-type="float">
            <text:p>0,601634</text:p>
          </table:table-cell>
          <table:table-cell office:value-type="float" office:value="1151" calcext:value-type="float">
            <text:p>1151</text:p>
          </table:table-cell>
          <table:table-cell office:value-type="float" office:value="1.15732" calcext:value-type="float">
            <text:p>1,15732</text:p>
          </table:table-cell>
          <table:table-cell table:style-name="ce1" office:value-type="float" office:value="1440462536" calcext:value-type="float">
            <text:p>1440462536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659298460" calcext:value-type="float">
            <text:p>1659298460</text:p>
          </table:table-cell>
          <table:table-cell office:value-type="float" office:value="1.94328" calcext:value-type="float">
            <text:p>1,94328</text:p>
          </table:table-cell>
          <table:table-cell office:value-type="float" office:value="901" calcext:value-type="float">
            <text:p>901</text:p>
          </table:table-cell>
          <table:table-cell office:value-type="float" office:value="2.6615" calcext:value-type="float">
            <text:p>2,6615</text:p>
          </table:table-cell>
          <table:table-cell table:style-name="ce1" office:value-type="float" office:value="83931580920" calcext:value-type="float">
            <text:p>83931580920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589646010" calcext:value-type="float">
            <text:p>1589646010</text:p>
          </table:table-cell>
          <table:table-cell office:value-type="float" office:value="0.601634" calcext:value-type="float">
            <text:p>0,601634</text:p>
          </table:table-cell>
          <table:table-cell office:value-type="float" office:value="1151" calcext:value-type="float">
            <text:p>1151</text:p>
          </table:table-cell>
          <table:table-cell office:value-type="float" office:value="1.15732" calcext:value-type="float">
            <text:p>1,15732</text:p>
          </table:table-cell>
          <table:table-cell table:style-name="ce1" office:value-type="float" office:value="1413591847" calcext:value-type="float">
            <text:p>1413591847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638707513" calcext:value-type="float">
            <text:p>1638707513</text:p>
          </table:table-cell>
          <table:table-cell office:value-type="float" office:value="1.94328" calcext:value-type="float">
            <text:p>1,94328</text:p>
          </table:table-cell>
          <table:table-cell office:value-type="float" office:value="901" calcext:value-type="float">
            <text:p>901</text:p>
          </table:table-cell>
          <table:table-cell office:value-type="float" office:value="2.6615" calcext:value-type="float">
            <text:p>2,6615</text:p>
          </table:table-cell>
          <table:table-cell table:style-name="ce1" office:value-type="float" office:value="67698554844" calcext:value-type="float">
            <text:p>67698554844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269616123" calcext:value-type="float">
            <text:p>1269616123</text:p>
          </table:table-cell>
          <table:table-cell office:value-type="float" office:value="0.601634" calcext:value-type="float">
            <text:p>0,601634</text:p>
          </table:table-cell>
          <table:table-cell office:value-type="float" office:value="1151" calcext:value-type="float">
            <text:p>1151</text:p>
          </table:table-cell>
          <table:table-cell office:value-type="float" office:value="1.15732" calcext:value-type="float">
            <text:p>1,15732</text:p>
          </table:table-cell>
          <table:table-cell table:style-name="ce1" office:value-type="float" office:value="1612578633" calcext:value-type="float">
            <text:p>1612578633</text:p>
          </table:table-cell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31]+[.B32]+[.B33]+[.B34]+[.B35])/5" office:value-type="float" office:value="0.104848" calcext:value-type="float">
            <text:p>0,104848</text:p>
          </table:table-cell>
          <table:table-cell table:style-name="ce9" table:formula="of:=([.C31]+[.C32]+[.C33]+[.C34]+[.C35])/5" office:value-type="float" office:value="13" calcext:value-type="float">
            <text:p>13</text:p>
          </table:table-cell>
          <table:table-cell table:style-name="ce9" table:formula="of:=([.D31]+[.D32]+[.D33]+[.D34]+[.D35])/5" office:value-type="float" office:value="0.106145" calcext:value-type="float">
            <text:p>0,106145</text:p>
          </table:table-cell>
          <table:table-cell table:style-name="ce2" table:formula="of:=([.E31]+[.E32]+[.E33]+[.E34]+[.E35])/5" office:value-type="float" office:value="1993319448.8" calcext:value-type="float">
            <text:p>1993319448,8</text:p>
          </table:table-cell>
          <table:table-cell table:style-name="ce9" table:formula="of:=([.F31]+[.F32]+[.F33]+[.F34]+[.F35])/5" office:value-type="float" office:value="1.94328" calcext:value-type="float">
            <text:p>1,94328</text:p>
          </table:table-cell>
          <table:table-cell table:style-name="ce9" table:formula="of:=([.G31]+[.G32]+[.G33]+[.G34]+[.G35])/5" office:value-type="float" office:value="901" calcext:value-type="float">
            <text:p>901</text:p>
          </table:table-cell>
          <table:table-cell table:style-name="ce9" table:formula="of:=([.H31]+[.H32]+[.H33]+[.H34]+[.H35])/5" office:value-type="float" office:value="2.6615" calcext:value-type="float">
            <text:p>2,6615</text:p>
          </table:table-cell>
          <table:table-cell table:style-name="ce2" table:formula="of:=([.I31]+[.I32]+[.I33]+[.I34]+[.I35])/5" office:value-type="float" office:value="87833912422.4" calcext:value-type="float">
            <text:p>87833912422,4</text:p>
          </table:table-cell>
          <table:table-cell table:style-name="ce9" table:formula="of:=([.J31]+[.J32]+[.J33]+[.J34]+[.J35])/5" office:value-type="float" office:value="0.125279" calcext:value-type="float">
            <text:p>0,125279</text:p>
          </table:table-cell>
          <table:table-cell table:style-name="ce9" table:formula="of:=([.K31]+[.K32]+[.K33]+[.K34]+[.K35])/5" office:value-type="float" office:value="0" calcext:value-type="float">
            <text:p>0</text:p>
          </table:table-cell>
          <table:table-cell table:style-name="ce9" table:formula="of:=([.L31]+[.L32]+[.L33]+[.L34]+[.L35])/5" office:value-type="float" office:value="0.125279" calcext:value-type="float">
            <text:p>0,125279</text:p>
          </table:table-cell>
          <table:table-cell table:style-name="ce2" table:formula="of:=([.M31]+[.M32]+[.M33]+[.M34]+[.M35])/5" office:value-type="float" office:value="1523433673.8" calcext:value-type="float">
            <text:p>1523433673,8</text:p>
          </table:table-cell>
          <table:table-cell table:style-name="ce9" table:formula="of:=([.N31]+[.N32]+[.N33]+[.N34]+[.N35])/5" office:value-type="float" office:value="0.601634" calcext:value-type="float">
            <text:p>0,601634</text:p>
          </table:table-cell>
          <table:table-cell table:style-name="ce9" table:formula="of:=([.O31]+[.O32]+[.O33]+[.O34]+[.O35])/5" office:value-type="float" office:value="1151" calcext:value-type="float">
            <text:p>1151</text:p>
          </table:table-cell>
          <table:table-cell table:style-name="ce9" table:formula="of:=([.P31]+[.P32]+[.P33]+[.P34]+[.P35])/5" office:value-type="float" office:value="1.15732" calcext:value-type="float">
            <text:p>1,15732</text:p>
          </table:table-cell>
          <table:table-cell table:style-name="ce2" table:formula="of:=([.Q31]+[.Q32]+[.Q33]+[.Q34]+[.Q35])/5" office:value-type="float" office:value="1591156311.6" calcext:value-type="float">
            <text:p>1591156311,6</text:p>
          </table:table-cell>
        </table:table-row>
        <table:table-row table:style-name="ro1">
          <table:table-cell table:style-name="ce3" office:value-type="string" calcext:value-type="string">
            <text:p>20% s = 1</text:p>
          </table:table-cell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54199265" calcext:value-type="float">
            <text:p>1354199265</text:p>
          </table:table-cell>
          <table:table-cell office:value-type="float" office:value="2.39017" calcext:value-type="float">
            <text:p>2,39017</text:p>
          </table:table-cell>
          <table:table-cell office:value-type="float" office:value="1217" calcext:value-type="float">
            <text:p>1217</text:p>
          </table:table-cell>
          <table:table-cell office:value-type="float" office:value="2.93364" calcext:value-type="float">
            <text:p>2,93364</text:p>
          </table:table-cell>
          <table:table-cell table:style-name="ce1" office:value-type="float" office:value="95700134105" calcext:value-type="float">
            <text:p>95700134105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665068332" calcext:value-type="float">
            <text:p>1665068332</text:p>
          </table:table-cell>
          <table:table-cell office:value-type="float" office:value="0.90132" calcext:value-type="float">
            <text:p>0,90132</text:p>
          </table:table-cell>
          <table:table-cell office:value-type="float" office:value="2113" calcext:value-type="float">
            <text:p>2113</text:p>
          </table:table-cell>
          <table:table-cell office:value-type="float" office:value="1.49631" calcext:value-type="float">
            <text:p>1,49631</text:p>
          </table:table-cell>
          <table:table-cell table:style-name="ce1" office:value-type="float" office:value="1582206532" calcext:value-type="float">
            <text:p>1582206532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2026023427" calcext:value-type="float">
            <text:p>2026023427</text:p>
          </table:table-cell>
          <table:table-cell office:value-type="float" office:value="2.39017" calcext:value-type="float">
            <text:p>2,39017</text:p>
          </table:table-cell>
          <table:table-cell office:value-type="float" office:value="1217" calcext:value-type="float">
            <text:p>1217</text:p>
          </table:table-cell>
          <table:table-cell office:value-type="float" office:value="2.93364" calcext:value-type="float">
            <text:p>2,93364</text:p>
          </table:table-cell>
          <table:table-cell table:style-name="ce1" office:value-type="float" office:value="82802279479" calcext:value-type="float">
            <text:p>82802279479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665809244" calcext:value-type="float">
            <text:p>1665809244</text:p>
          </table:table-cell>
          <table:table-cell office:value-type="float" office:value="0.90132" calcext:value-type="float">
            <text:p>0,90132</text:p>
          </table:table-cell>
          <table:table-cell office:value-type="float" office:value="2113" calcext:value-type="float">
            <text:p>2113</text:p>
          </table:table-cell>
          <table:table-cell office:value-type="float" office:value="1.49631" calcext:value-type="float">
            <text:p>1,49631</text:p>
          </table:table-cell>
          <table:table-cell table:style-name="ce1" office:value-type="float" office:value="1720366484" calcext:value-type="float">
            <text:p>1720366484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2032530035" calcext:value-type="float">
            <text:p>2032530035</text:p>
          </table:table-cell>
          <table:table-cell office:value-type="float" office:value="2.39017" calcext:value-type="float">
            <text:p>2,39017</text:p>
          </table:table-cell>
          <table:table-cell office:value-type="float" office:value="1217" calcext:value-type="float">
            <text:p>1217</text:p>
          </table:table-cell>
          <table:table-cell office:value-type="float" office:value="2.93364" calcext:value-type="float">
            <text:p>2,93364</text:p>
          </table:table-cell>
          <table:table-cell table:style-name="ce1" office:value-type="float" office:value="100016306874" calcext:value-type="float">
            <text:p>100016306874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324548282" calcext:value-type="float">
            <text:p>1324548282</text:p>
          </table:table-cell>
          <table:table-cell office:value-type="float" office:value="0.90132" calcext:value-type="float">
            <text:p>0,90132</text:p>
          </table:table-cell>
          <table:table-cell office:value-type="float" office:value="2113" calcext:value-type="float">
            <text:p>2113</text:p>
          </table:table-cell>
          <table:table-cell office:value-type="float" office:value="1.49631" calcext:value-type="float">
            <text:p>1,49631</text:p>
          </table:table-cell>
          <table:table-cell table:style-name="ce1" office:value-type="float" office:value="2048075962" calcext:value-type="float">
            <text:p>2048075962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57124714" calcext:value-type="float">
            <text:p>1357124714</text:p>
          </table:table-cell>
          <table:table-cell office:value-type="float" office:value="2.39017" calcext:value-type="float">
            <text:p>2,39017</text:p>
          </table:table-cell>
          <table:table-cell office:value-type="float" office:value="1217" calcext:value-type="float">
            <text:p>1217</text:p>
          </table:table-cell>
          <table:table-cell office:value-type="float" office:value="2.93364" calcext:value-type="float">
            <text:p>2,93364</text:p>
          </table:table-cell>
          <table:table-cell table:style-name="ce1" office:value-type="float" office:value="70913877955" calcext:value-type="float">
            <text:p>70913877955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670568280" calcext:value-type="float">
            <text:p>1670568280</text:p>
          </table:table-cell>
          <table:table-cell office:value-type="float" office:value="0.90132" calcext:value-type="float">
            <text:p>0,90132</text:p>
          </table:table-cell>
          <table:table-cell office:value-type="float" office:value="2113" calcext:value-type="float">
            <text:p>2113</text:p>
          </table:table-cell>
          <table:table-cell office:value-type="float" office:value="1.49631" calcext:value-type="float">
            <text:p>1,49631</text:p>
          </table:table-cell>
          <table:table-cell table:style-name="ce1" office:value-type="float" office:value="1969083487" calcext:value-type="float">
            <text:p>1969083487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693896191" calcext:value-type="float">
            <text:p>1693896191</text:p>
          </table:table-cell>
          <table:table-cell office:value-type="float" office:value="2.39017" calcext:value-type="float">
            <text:p>2,39017</text:p>
          </table:table-cell>
          <table:table-cell office:value-type="float" office:value="1217" calcext:value-type="float">
            <text:p>1217</text:p>
          </table:table-cell>
          <table:table-cell office:value-type="float" office:value="2.93364" calcext:value-type="float">
            <text:p>2,93364</text:p>
          </table:table-cell>
          <table:table-cell table:style-name="ce1" office:value-type="float" office:value="93963910978" calcext:value-type="float">
            <text:p>93963910978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661695899" calcext:value-type="float">
            <text:p>1661695899</text:p>
          </table:table-cell>
          <table:table-cell office:value-type="float" office:value="0.90132" calcext:value-type="float">
            <text:p>0,90132</text:p>
          </table:table-cell>
          <table:table-cell office:value-type="float" office:value="2113" calcext:value-type="float">
            <text:p>2113</text:p>
          </table:table-cell>
          <table:table-cell office:value-type="float" office:value="1.49631" calcext:value-type="float">
            <text:p>1,49631</text:p>
          </table:table-cell>
          <table:table-cell table:style-name="ce1" office:value-type="float" office:value="1409661074" calcext:value-type="float">
            <text:p>1409661074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38]+[.B39]+[.B40]+[.B41]+[.B42])/5" office:value-type="float" office:value="0.105452" calcext:value-type="float">
            <text:p>0,105452</text:p>
          </table:table-cell>
          <table:table-cell table:formula="of:=([.C38]+[.C39]+[.C40]+[.C41]+[.C42])/5" office:value-type="float" office:value="21" calcext:value-type="float">
            <text:p>21</text:p>
          </table:table-cell>
          <table:table-cell table:formula="of:=([.D38]+[.D39]+[.D40]+[.D41]+[.D42])/5" office:value-type="float" office:value="0.106576" calcext:value-type="float">
            <text:p>0,106576</text:p>
          </table:table-cell>
          <table:table-cell table:style-name="ce1" table:formula="of:=([.E38]+[.E39]+[.E40]+[.E41]+[.E42])/5" office:value-type="float" office:value="1692754726.4" calcext:value-type="float">
            <text:p>1692754726,4</text:p>
          </table:table-cell>
          <table:table-cell table:formula="of:=([.F38]+[.F39]+[.F40]+[.F41]+[.F42])/5" office:value-type="float" office:value="2.39017" calcext:value-type="float">
            <text:p>2,39017</text:p>
          </table:table-cell>
          <table:table-cell table:formula="of:=([.G38]+[.G39]+[.G40]+[.G41]+[.G42])/5" office:value-type="float" office:value="1217" calcext:value-type="float">
            <text:p>1217</text:p>
          </table:table-cell>
          <table:table-cell table:formula="of:=([.H38]+[.H39]+[.H40]+[.H41]+[.H42])/5" office:value-type="float" office:value="2.93364" calcext:value-type="float">
            <text:p>2,93364</text:p>
          </table:table-cell>
          <table:table-cell table:style-name="ce1" table:formula="of:=([.I38]+[.I39]+[.I40]+[.I41]+[.I42])/5" office:value-type="float" office:value="88679301878.2" calcext:value-type="float">
            <text:p>88679301878,2</text:p>
          </table:table-cell>
          <table:table-cell table:formula="of:=([.J38]+[.J39]+[.J40]+[.J41]+[.J42])/5" office:value-type="float" office:value="0.125279" calcext:value-type="float">
            <text:p>0,125279</text:p>
          </table:table-cell>
          <table:table-cell table:formula="of:=([.K38]+[.K39]+[.K40]+[.K41]+[.K42])/5" office:value-type="float" office:value="0" calcext:value-type="float">
            <text:p>0</text:p>
          </table:table-cell>
          <table:table-cell table:formula="of:=([.L38]+[.L39]+[.L40]+[.L41]+[.L42])/5" office:value-type="float" office:value="0.125279" calcext:value-type="float">
            <text:p>0,125279</text:p>
          </table:table-cell>
          <table:table-cell table:style-name="ce1" table:formula="of:=([.M38]+[.M39]+[.M40]+[.M41]+[.M42])/5" office:value-type="float" office:value="1597538007.4" calcext:value-type="float">
            <text:p>1597538007,4</text:p>
          </table:table-cell>
          <table:table-cell table:formula="of:=([.N38]+[.N39]+[.N40]+[.N41]+[.N42])/5" office:value-type="float" office:value="0.90132" calcext:value-type="float">
            <text:p>0,90132</text:p>
          </table:table-cell>
          <table:table-cell table:formula="of:=([.O38]+[.O39]+[.O40]+[.O41]+[.O42])/5" office:value-type="float" office:value="2113" calcext:value-type="float">
            <text:p>2113</text:p>
          </table:table-cell>
          <table:table-cell table:formula="of:=([.P38]+[.P39]+[.P40]+[.P41]+[.P42])/5" office:value-type="float" office:value="1.49631" calcext:value-type="float">
            <text:p>1,49631</text:p>
          </table:table-cell>
          <table:table-cell table:style-name="ce1" table:formula="of:=([.Q38]+[.Q39]+[.Q40]+[.Q41]+[.Q42])/5" office:value-type="float" office:value="1745878707.8" calcext:value-type="float">
            <text:p>1745878707,8</text:p>
          </table:table-cell>
        </table:table-row>
        <table:table-row table:style-name="ro1">
          <table:table-cell table:style-name="ce4" office:value-type="string" calcext:value-type="string">
            <text:p>2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2060057669" calcext:value-type="float">
            <text:p>2060057669</text:p>
          </table:table-cell>
          <table:table-cell office:value-type="float" office:value="2.74434" calcext:value-type="float">
            <text:p>2,74434</text:p>
          </table:table-cell>
          <table:table-cell office:value-type="float" office:value="1467" calcext:value-type="float">
            <text:p>1467</text:p>
          </table:table-cell>
          <table:table-cell office:value-type="float" office:value="3.4922" calcext:value-type="float">
            <text:p>3,4922</text:p>
          </table:table-cell>
          <table:table-cell table:style-name="ce1" office:value-type="float" office:value="73963310427" calcext:value-type="float">
            <text:p>73963310427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324670958" calcext:value-type="float">
            <text:p>1324670958</text:p>
          </table:table-cell>
          <table:table-cell office:value-type="float" office:value="1.07971" calcext:value-type="float">
            <text:p>1,07971</text:p>
          </table:table-cell>
          <table:table-cell office:value-type="float" office:value="2137" calcext:value-type="float">
            <text:p>2137</text:p>
          </table:table-cell>
          <table:table-cell office:value-type="float" office:value="1.68405" calcext:value-type="float">
            <text:p>1,68405</text:p>
          </table:table-cell>
          <table:table-cell table:style-name="ce1" office:value-type="float" office:value="1872520241" calcext:value-type="float">
            <text:p>1872520241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692459880" calcext:value-type="float">
            <text:p>1692459880</text:p>
          </table:table-cell>
          <table:table-cell office:value-type="float" office:value="2.74434" calcext:value-type="float">
            <text:p>2,74434</text:p>
          </table:table-cell>
          <table:table-cell office:value-type="float" office:value="1467" calcext:value-type="float">
            <text:p>1467</text:p>
          </table:table-cell>
          <table:table-cell office:value-type="float" office:value="3.4922" calcext:value-type="float">
            <text:p>3,4922</text:p>
          </table:table-cell>
          <table:table-cell table:style-name="ce1" office:value-type="float" office:value="68911883260" calcext:value-type="float">
            <text:p>68911883260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332419799" calcext:value-type="float">
            <text:p>1332419799</text:p>
          </table:table-cell>
          <table:table-cell office:value-type="float" office:value="1.07971" calcext:value-type="float">
            <text:p>1,07971</text:p>
          </table:table-cell>
          <table:table-cell office:value-type="float" office:value="2137" calcext:value-type="float">
            <text:p>2137</text:p>
          </table:table-cell>
          <table:table-cell office:value-type="float" office:value="1.68405" calcext:value-type="float">
            <text:p>1,68405</text:p>
          </table:table-cell>
          <table:table-cell table:style-name="ce1" office:value-type="float" office:value="1329539109" calcext:value-type="float">
            <text:p>1329539109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702323104" calcext:value-type="float">
            <text:p>1702323104</text:p>
          </table:table-cell>
          <table:table-cell office:value-type="float" office:value="2.74434" calcext:value-type="float">
            <text:p>2,74434</text:p>
          </table:table-cell>
          <table:table-cell office:value-type="float" office:value="1467" calcext:value-type="float">
            <text:p>1467</text:p>
          </table:table-cell>
          <table:table-cell office:value-type="float" office:value="3.4922" calcext:value-type="float">
            <text:p>3,4922</text:p>
          </table:table-cell>
          <table:table-cell table:style-name="ce1" office:value-type="float" office:value="70279417674" calcext:value-type="float">
            <text:p>70279417674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655096876" calcext:value-type="float">
            <text:p>1655096876</text:p>
          </table:table-cell>
          <table:table-cell office:value-type="float" office:value="1.07971" calcext:value-type="float">
            <text:p>1,07971</text:p>
          </table:table-cell>
          <table:table-cell office:value-type="float" office:value="2137" calcext:value-type="float">
            <text:p>2137</text:p>
          </table:table-cell>
          <table:table-cell office:value-type="float" office:value="1.68405" calcext:value-type="float">
            <text:p>1,68405</text:p>
          </table:table-cell>
          <table:table-cell table:style-name="ce1" office:value-type="float" office:value="1885674170" calcext:value-type="float">
            <text:p>1885674170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691157368" calcext:value-type="float">
            <text:p>1691157368</text:p>
          </table:table-cell>
          <table:table-cell office:value-type="float" office:value="2.74434" calcext:value-type="float">
            <text:p>2,74434</text:p>
          </table:table-cell>
          <table:table-cell office:value-type="float" office:value="1467" calcext:value-type="float">
            <text:p>1467</text:p>
          </table:table-cell>
          <table:table-cell office:value-type="float" office:value="3.4922" calcext:value-type="float">
            <text:p>3,4922</text:p>
          </table:table-cell>
          <table:table-cell table:style-name="ce1" office:value-type="float" office:value="75754132750" calcext:value-type="float">
            <text:p>75754132750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353777605" calcext:value-type="float">
            <text:p>1353777605</text:p>
          </table:table-cell>
          <table:table-cell office:value-type="float" office:value="1.07971" calcext:value-type="float">
            <text:p>1,07971</text:p>
          </table:table-cell>
          <table:table-cell office:value-type="float" office:value="2137" calcext:value-type="float">
            <text:p>2137</text:p>
          </table:table-cell>
          <table:table-cell office:value-type="float" office:value="1.68405" calcext:value-type="float">
            <text:p>1,68405</text:p>
          </table:table-cell>
          <table:table-cell table:style-name="ce1" office:value-type="float" office:value="1635658584" calcext:value-type="float">
            <text:p>1635658584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64046141" calcext:value-type="float">
            <text:p>1364046141</text:p>
          </table:table-cell>
          <table:table-cell office:value-type="float" office:value="2.74434" calcext:value-type="float">
            <text:p>2,74434</text:p>
          </table:table-cell>
          <table:table-cell office:value-type="float" office:value="1467" calcext:value-type="float">
            <text:p>1467</text:p>
          </table:table-cell>
          <table:table-cell office:value-type="float" office:value="3.4922" calcext:value-type="float">
            <text:p>3,4922</text:p>
          </table:table-cell>
          <table:table-cell table:style-name="ce1" office:value-type="float" office:value="98567285284" calcext:value-type="float">
            <text:p>98567285284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658148933" calcext:value-type="float">
            <text:p>1658148933</text:p>
          </table:table-cell>
          <table:table-cell office:value-type="float" office:value="1.07971" calcext:value-type="float">
            <text:p>1,07971</text:p>
          </table:table-cell>
          <table:table-cell office:value-type="float" office:value="2137" calcext:value-type="float">
            <text:p>2137</text:p>
          </table:table-cell>
          <table:table-cell office:value-type="float" office:value="1.68405" calcext:value-type="float">
            <text:p>1,68405</text:p>
          </table:table-cell>
          <table:table-cell table:style-name="ce1" office:value-type="float" office:value="1573591302" calcext:value-type="float">
            <text:p>1573591302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45]+[.B46]+[.B47]+[.B48]+[.B49])/5" office:value-type="float" office:value="0.105452" calcext:value-type="float">
            <text:p>0,105452</text:p>
          </table:table-cell>
          <table:table-cell table:formula="of:=([.C45]+[.C46]+[.C47]+[.C48]+[.C49])/5" office:value-type="float" office:value="21" calcext:value-type="float">
            <text:p>21</text:p>
          </table:table-cell>
          <table:table-cell table:formula="of:=([.D45]+[.D46]+[.D47]+[.D48]+[.D49])/5" office:value-type="float" office:value="0.106576" calcext:value-type="float">
            <text:p>0,106576</text:p>
          </table:table-cell>
          <table:table-cell table:style-name="ce1" table:formula="of:=([.E45]+[.E46]+[.E47]+[.E48]+[.E49])/5" office:value-type="float" office:value="1702008832.4" calcext:value-type="float">
            <text:p>1702008832,4</text:p>
          </table:table-cell>
          <table:table-cell table:formula="of:=([.F45]+[.F46]+[.F47]+[.F48]+[.F49])/5" office:value-type="float" office:value="2.74434" calcext:value-type="float">
            <text:p>2,74434</text:p>
          </table:table-cell>
          <table:table-cell table:formula="of:=([.G45]+[.G46]+[.G47]+[.G48]+[.G49])/5" office:value-type="float" office:value="1467" calcext:value-type="float">
            <text:p>1467</text:p>
          </table:table-cell>
          <table:table-cell table:formula="of:=([.H45]+[.H46]+[.H47]+[.H48]+[.H49])/5" office:value-type="float" office:value="3.4922" calcext:value-type="float">
            <text:p>3,4922</text:p>
          </table:table-cell>
          <table:table-cell table:style-name="ce1" table:formula="of:=([.I45]+[.I46]+[.I47]+[.I48]+[.I49])/5" office:value-type="float" office:value="77495205879" calcext:value-type="float">
            <text:p>77495205879</text:p>
          </table:table-cell>
          <table:table-cell table:formula="of:=([.J45]+[.J46]+[.J47]+[.J48]+[.J49])/5" office:value-type="float" office:value="0.125279" calcext:value-type="float">
            <text:p>0,125279</text:p>
          </table:table-cell>
          <table:table-cell table:formula="of:=([.K45]+[.K46]+[.K47]+[.K48]+[.K49])/5" office:value-type="float" office:value="0" calcext:value-type="float">
            <text:p>0</text:p>
          </table:table-cell>
          <table:table-cell table:formula="of:=([.L45]+[.L46]+[.L47]+[.L48]+[.L49])/5" office:value-type="float" office:value="0.125279" calcext:value-type="float">
            <text:p>0,125279</text:p>
          </table:table-cell>
          <table:table-cell table:style-name="ce1" table:formula="of:=([.M45]+[.M46]+[.M47]+[.M48]+[.M49])/5" office:value-type="float" office:value="1464822834.2" calcext:value-type="float">
            <text:p>1464822834,2</text:p>
          </table:table-cell>
          <table:table-cell table:formula="of:=([.N45]+[.N46]+[.N47]+[.N48]+[.N49])/5" office:value-type="float" office:value="1.07971" calcext:value-type="float">
            <text:p>1,07971</text:p>
          </table:table-cell>
          <table:table-cell table:formula="of:=([.O45]+[.O46]+[.O47]+[.O48]+[.O49])/5" office:value-type="float" office:value="2137" calcext:value-type="float">
            <text:p>2137</text:p>
          </table:table-cell>
          <table:table-cell table:formula="of:=([.P45]+[.P46]+[.P47]+[.P48]+[.P49])/5" office:value-type="float" office:value="1.68405" calcext:value-type="float">
            <text:p>1,68405</text:p>
          </table:table-cell>
          <table:table-cell table:style-name="ce1" table:formula="of:=([.Q45]+[.Q46]+[.Q47]+[.Q48]+[.Q49])/5" office:value-type="float" office:value="1659396681.2" calcext:value-type="float">
            <text:p>1659396681,2</text:p>
          </table:table-cell>
        </table:table-row>
        <table:table-row table:style-name="ro1">
          <table:table-cell table:style-name="ce4" office:value-type="string" calcext:value-type="string">
            <text:p>2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2058934592" calcext:value-type="float">
            <text:p>2058934592</text:p>
          </table:table-cell>
          <table:table-cell office:value-type="float" office:value="2.33572" calcext:value-type="float">
            <text:p>2,33572</text:p>
          </table:table-cell>
          <table:table-cell office:value-type="float" office:value="696" calcext:value-type="float">
            <text:p>696</text:p>
          </table:table-cell>
          <table:table-cell office:value-type="float" office:value="2.6742" calcext:value-type="float">
            <text:p>2,6742</text:p>
          </table:table-cell>
          <table:table-cell table:style-name="ce1" office:value-type="float" office:value="73918305496" calcext:value-type="float">
            <text:p>73918305496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686946875" calcext:value-type="float">
            <text:p>1686946875</text:p>
          </table:table-cell>
          <table:table-cell office:value-type="float" office:value="0.396032" calcext:value-type="float">
            <text:p>0,396032</text:p>
          </table:table-cell>
          <table:table-cell office:value-type="float" office:value="2211" calcext:value-type="float">
            <text:p>2211</text:p>
          </table:table-cell>
          <table:table-cell office:value-type="float" office:value="0.94148" calcext:value-type="float">
            <text:p>0,94148</text:p>
          </table:table-cell>
          <table:table-cell table:style-name="ce1" office:value-type="float" office:value="1990155535" calcext:value-type="float">
            <text:p>1990155535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716919615" calcext:value-type="float">
            <text:p>1716919615</text:p>
          </table:table-cell>
          <table:table-cell office:value-type="float" office:value="2.33572" calcext:value-type="float">
            <text:p>2,33572</text:p>
          </table:table-cell>
          <table:table-cell office:value-type="float" office:value="696" calcext:value-type="float">
            <text:p>696</text:p>
          </table:table-cell>
          <table:table-cell office:value-type="float" office:value="2.6742" calcext:value-type="float">
            <text:p>2,6742</text:p>
          </table:table-cell>
          <table:table-cell table:style-name="ce1" office:value-type="float" office:value="63319554527" calcext:value-type="float">
            <text:p>63319554527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2012595517" calcext:value-type="float">
            <text:p>2012595517</text:p>
          </table:table-cell>
          <table:table-cell office:value-type="float" office:value="0.396032" calcext:value-type="float">
            <text:p>0,396032</text:p>
          </table:table-cell>
          <table:table-cell office:value-type="float" office:value="2211" calcext:value-type="float">
            <text:p>2211</text:p>
          </table:table-cell>
          <table:table-cell office:value-type="float" office:value="0.94148" calcext:value-type="float">
            <text:p>0,94148</text:p>
          </table:table-cell>
          <table:table-cell table:style-name="ce1" office:value-type="float" office:value="2145627024" calcext:value-type="float">
            <text:p>2145627024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698230733" calcext:value-type="float">
            <text:p>1698230733</text:p>
          </table:table-cell>
          <table:table-cell office:value-type="float" office:value="2.33572" calcext:value-type="float">
            <text:p>2,33572</text:p>
          </table:table-cell>
          <table:table-cell office:value-type="float" office:value="696" calcext:value-type="float">
            <text:p>696</text:p>
          </table:table-cell>
          <table:table-cell office:value-type="float" office:value="2.6742" calcext:value-type="float">
            <text:p>2,6742</text:p>
          </table:table-cell>
          <table:table-cell table:style-name="ce1" office:value-type="float" office:value="82460794464" calcext:value-type="float">
            <text:p>82460794464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656391892" calcext:value-type="float">
            <text:p>1656391892</text:p>
          </table:table-cell>
          <table:table-cell office:value-type="float" office:value="0.396032" calcext:value-type="float">
            <text:p>0,396032</text:p>
          </table:table-cell>
          <table:table-cell office:value-type="float" office:value="2211" calcext:value-type="float">
            <text:p>2211</text:p>
          </table:table-cell>
          <table:table-cell office:value-type="float" office:value="0.94148" calcext:value-type="float">
            <text:p>0,94148</text:p>
          </table:table-cell>
          <table:table-cell table:style-name="ce1" office:value-type="float" office:value="2190318716" calcext:value-type="float">
            <text:p>2190318716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58193627" calcext:value-type="float">
            <text:p>1358193627</text:p>
          </table:table-cell>
          <table:table-cell office:value-type="float" office:value="2.33572" calcext:value-type="float">
            <text:p>2,33572</text:p>
          </table:table-cell>
          <table:table-cell office:value-type="float" office:value="696" calcext:value-type="float">
            <text:p>696</text:p>
          </table:table-cell>
          <table:table-cell office:value-type="float" office:value="2.6742" calcext:value-type="float">
            <text:p>2,6742</text:p>
          </table:table-cell>
          <table:table-cell table:style-name="ce1" office:value-type="float" office:value="91325382574" calcext:value-type="float">
            <text:p>91325382574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674095299" calcext:value-type="float">
            <text:p>1674095299</text:p>
          </table:table-cell>
          <table:table-cell office:value-type="float" office:value="0.396032" calcext:value-type="float">
            <text:p>0,396032</text:p>
          </table:table-cell>
          <table:table-cell office:value-type="float" office:value="2211" calcext:value-type="float">
            <text:p>2211</text:p>
          </table:table-cell>
          <table:table-cell office:value-type="float" office:value="0.94148" calcext:value-type="float">
            <text:p>0,94148</text:p>
          </table:table-cell>
          <table:table-cell table:style-name="ce1" office:value-type="float" office:value="1515109335" calcext:value-type="float">
            <text:p>1515109335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3270300653" calcext:value-type="float">
            <text:p>3270300653</text:p>
          </table:table-cell>
          <table:table-cell office:value-type="float" office:value="2.33572" calcext:value-type="float">
            <text:p>2,33572</text:p>
          </table:table-cell>
          <table:table-cell office:value-type="float" office:value="696" calcext:value-type="float">
            <text:p>696</text:p>
          </table:table-cell>
          <table:table-cell office:value-type="float" office:value="2.6742" calcext:value-type="float">
            <text:p>2,6742</text:p>
          </table:table-cell>
          <table:table-cell table:style-name="ce1" office:value-type="float" office:value="110485105410" calcext:value-type="float">
            <text:p>110485105410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2009748852" calcext:value-type="float">
            <text:p>2009748852</text:p>
          </table:table-cell>
          <table:table-cell office:value-type="float" office:value="0.396032" calcext:value-type="float">
            <text:p>0,396032</text:p>
          </table:table-cell>
          <table:table-cell office:value-type="float" office:value="2211" calcext:value-type="float">
            <text:p>2211</text:p>
          </table:table-cell>
          <table:table-cell office:value-type="float" office:value="0.94148" calcext:value-type="float">
            <text:p>0,94148</text:p>
          </table:table-cell>
          <table:table-cell table:style-name="ce1" office:value-type="float" office:value="1868624991" calcext:value-type="float">
            <text:p>1868624991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2]+[.B53]+[.B54]+[.B55]+[.B56])/5" office:value-type="float" office:value="0.105452" calcext:value-type="float">
            <text:p>0,105452</text:p>
          </table:table-cell>
          <table:table-cell table:formula="of:=([.C52]+[.C53]+[.C54]+[.C55]+[.C56])/5" office:value-type="float" office:value="21" calcext:value-type="float">
            <text:p>21</text:p>
          </table:table-cell>
          <table:table-cell table:formula="of:=([.D52]+[.D53]+[.D54]+[.D55]+[.D56])/5" office:value-type="float" office:value="0.106576" calcext:value-type="float">
            <text:p>0,106576</text:p>
          </table:table-cell>
          <table:table-cell table:style-name="ce1" table:formula="of:=([.E52]+[.E53]+[.E54]+[.E55]+[.E56])/5" office:value-type="float" office:value="2020515844" calcext:value-type="float">
            <text:p>2020515844</text:p>
          </table:table-cell>
          <table:table-cell table:formula="of:=([.F52]+[.F53]+[.F54]+[.F55]+[.F56])/5" office:value-type="float" office:value="2.33572" calcext:value-type="float">
            <text:p>2,33572</text:p>
          </table:table-cell>
          <table:table-cell table:formula="of:=([.G52]+[.G53]+[.G54]+[.G55]+[.G56])/5" office:value-type="float" office:value="696" calcext:value-type="float">
            <text:p>696</text:p>
          </table:table-cell>
          <table:table-cell table:formula="of:=([.H52]+[.H53]+[.H54]+[.H55]+[.H56])/5" office:value-type="float" office:value="2.6742" calcext:value-type="float">
            <text:p>2,6742</text:p>
          </table:table-cell>
          <table:table-cell table:style-name="ce1" table:formula="of:=([.I52]+[.I53]+[.I54]+[.I55]+[.I56])/5" office:value-type="float" office:value="84301828494.2" calcext:value-type="float">
            <text:p>84301828494,2</text:p>
          </table:table-cell>
          <table:table-cell table:formula="of:=([.J52]+[.J53]+[.J54]+[.J55]+[.J56])/5" office:value-type="float" office:value="0.125279" calcext:value-type="float">
            <text:p>0,125279</text:p>
          </table:table-cell>
          <table:table-cell table:formula="of:=([.K52]+[.K53]+[.K54]+[.K55]+[.K56])/5" office:value-type="float" office:value="0" calcext:value-type="float">
            <text:p>0</text:p>
          </table:table-cell>
          <table:table-cell table:formula="of:=([.L52]+[.L53]+[.L54]+[.L55]+[.L56])/5" office:value-type="float" office:value="0.125279" calcext:value-type="float">
            <text:p>0,125279</text:p>
          </table:table-cell>
          <table:table-cell table:style-name="ce1" table:formula="of:=([.M52]+[.M53]+[.M54]+[.M55]+[.M56])/5" office:value-type="float" office:value="1807955687" calcext:value-type="float">
            <text:p>1807955687</text:p>
          </table:table-cell>
          <table:table-cell table:formula="of:=([.N52]+[.N53]+[.N54]+[.N55]+[.N56])/5" office:value-type="float" office:value="0.396032" calcext:value-type="float">
            <text:p>0,396032</text:p>
          </table:table-cell>
          <table:table-cell table:formula="of:=([.O52]+[.O53]+[.O54]+[.O55]+[.O56])/5" office:value-type="float" office:value="2211" calcext:value-type="float">
            <text:p>2211</text:p>
          </table:table-cell>
          <table:table-cell table:formula="of:=([.P52]+[.P53]+[.P54]+[.P55]+[.P56])/5" office:value-type="float" office:value="0.94148" calcext:value-type="float">
            <text:p>0,94148</text:p>
          </table:table-cell>
          <table:table-cell table:style-name="ce1" table:formula="of:=([.Q52]+[.Q53]+[.Q54]+[.Q55]+[.Q56])/5" office:value-type="float" office:value="1941967120.2" calcext:value-type="float">
            <text:p>1941967120,2</text:p>
          </table:table-cell>
        </table:table-row>
        <table:table-row table:style-name="ro1">
          <table:table-cell table:style-name="ce4" office:value-type="string" calcext:value-type="string">
            <text:p>2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720578164" calcext:value-type="float">
            <text:p>1720578164</text:p>
          </table:table-cell>
          <table:table-cell office:value-type="float" office:value="2.41012" calcext:value-type="float">
            <text:p>2,41012</text:p>
          </table:table-cell>
          <table:table-cell office:value-type="float" office:value="1160" calcext:value-type="float">
            <text:p>1160</text:p>
          </table:table-cell>
          <table:table-cell office:value-type="float" office:value="2.90489" calcext:value-type="float">
            <text:p>2,90489</text:p>
          </table:table-cell>
          <table:table-cell table:style-name="ce1" office:value-type="float" office:value="77997296127" calcext:value-type="float">
            <text:p>77997296127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342485396" calcext:value-type="float">
            <text:p>1342485396</text:p>
          </table:table-cell>
          <table:table-cell office:value-type="float" office:value="0.586169" calcext:value-type="float">
            <text:p>0,586169</text:p>
          </table:table-cell>
          <table:table-cell office:value-type="float" office:value="2263" calcext:value-type="float">
            <text:p>2263</text:p>
          </table:table-cell>
          <table:table-cell office:value-type="float" office:value="1.15504" calcext:value-type="float">
            <text:p>1,15504</text:p>
          </table:table-cell>
          <table:table-cell table:style-name="ce1" office:value-type="float" office:value="1670234205" calcext:value-type="float">
            <text:p>1670234205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687530571" calcext:value-type="float">
            <text:p>1687530571</text:p>
          </table:table-cell>
          <table:table-cell office:value-type="float" office:value="2.41012" calcext:value-type="float">
            <text:p>2,41012</text:p>
          </table:table-cell>
          <table:table-cell office:value-type="float" office:value="1160" calcext:value-type="float">
            <text:p>1160</text:p>
          </table:table-cell>
          <table:table-cell office:value-type="float" office:value="2.90489" calcext:value-type="float">
            <text:p>2,90489</text:p>
          </table:table-cell>
          <table:table-cell table:style-name="ce1" office:value-type="float" office:value="74599889819" calcext:value-type="float">
            <text:p>74599889819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333675746" calcext:value-type="float">
            <text:p>1333675746</text:p>
          </table:table-cell>
          <table:table-cell office:value-type="float" office:value="0.586169" calcext:value-type="float">
            <text:p>0,586169</text:p>
          </table:table-cell>
          <table:table-cell office:value-type="float" office:value="2263" calcext:value-type="float">
            <text:p>2263</text:p>
          </table:table-cell>
          <table:table-cell office:value-type="float" office:value="1.15504" calcext:value-type="float">
            <text:p>1,15504</text:p>
          </table:table-cell>
          <table:table-cell table:style-name="ce1" office:value-type="float" office:value="2277901704" calcext:value-type="float">
            <text:p>2277901704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684902341" calcext:value-type="float">
            <text:p>1684902341</text:p>
          </table:table-cell>
          <table:table-cell office:value-type="float" office:value="2.41012" calcext:value-type="float">
            <text:p>2,41012</text:p>
          </table:table-cell>
          <table:table-cell office:value-type="float" office:value="1160" calcext:value-type="float">
            <text:p>1160</text:p>
          </table:table-cell>
          <table:table-cell office:value-type="float" office:value="2.90489" calcext:value-type="float">
            <text:p>2,90489</text:p>
          </table:table-cell>
          <table:table-cell table:style-name="ce1" office:value-type="float" office:value="105350252044" calcext:value-type="float">
            <text:p>105350252044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314973696" calcext:value-type="float">
            <text:p>1314973696</text:p>
          </table:table-cell>
          <table:table-cell office:value-type="float" office:value="0.586169" calcext:value-type="float">
            <text:p>0,586169</text:p>
          </table:table-cell>
          <table:table-cell office:value-type="float" office:value="2263" calcext:value-type="float">
            <text:p>2263</text:p>
          </table:table-cell>
          <table:table-cell office:value-type="float" office:value="1.15504" calcext:value-type="float">
            <text:p>1,15504</text:p>
          </table:table-cell>
          <table:table-cell table:style-name="ce1" office:value-type="float" office:value="1584306359" calcext:value-type="float">
            <text:p>1584306359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368150259" calcext:value-type="float">
            <text:p>1368150259</text:p>
          </table:table-cell>
          <table:table-cell office:value-type="float" office:value="2.41012" calcext:value-type="float">
            <text:p>2,41012</text:p>
          </table:table-cell>
          <table:table-cell office:value-type="float" office:value="1160" calcext:value-type="float">
            <text:p>1160</text:p>
          </table:table-cell>
          <table:table-cell office:value-type="float" office:value="2.90489" calcext:value-type="float">
            <text:p>2,90489</text:p>
          </table:table-cell>
          <table:table-cell table:style-name="ce1" office:value-type="float" office:value="81719304762" calcext:value-type="float">
            <text:p>81719304762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337443660" calcext:value-type="float">
            <text:p>1337443660</text:p>
          </table:table-cell>
          <table:table-cell office:value-type="float" office:value="0.586169" calcext:value-type="float">
            <text:p>0,586169</text:p>
          </table:table-cell>
          <table:table-cell office:value-type="float" office:value="2263" calcext:value-type="float">
            <text:p>2263</text:p>
          </table:table-cell>
          <table:table-cell office:value-type="float" office:value="1.15504" calcext:value-type="float">
            <text:p>1,15504</text:p>
          </table:table-cell>
          <table:table-cell table:style-name="ce1" office:value-type="float" office:value="1578036108" calcext:value-type="float">
            <text:p>1578036108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2392656346" calcext:value-type="float">
            <text:p>2392656346</text:p>
          </table:table-cell>
          <table:table-cell office:value-type="float" office:value="2.41012" calcext:value-type="float">
            <text:p>2,41012</text:p>
          </table:table-cell>
          <table:table-cell office:value-type="float" office:value="1160" calcext:value-type="float">
            <text:p>1160</text:p>
          </table:table-cell>
          <table:table-cell office:value-type="float" office:value="2.90489" calcext:value-type="float">
            <text:p>2,90489</text:p>
          </table:table-cell>
          <table:table-cell table:style-name="ce1" office:value-type="float" office:value="66383305433" calcext:value-type="float">
            <text:p>66383305433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329952849" calcext:value-type="float">
            <text:p>1329952849</text:p>
          </table:table-cell>
          <table:table-cell office:value-type="float" office:value="0.586169" calcext:value-type="float">
            <text:p>0,586169</text:p>
          </table:table-cell>
          <table:table-cell office:value-type="float" office:value="2263" calcext:value-type="float">
            <text:p>2263</text:p>
          </table:table-cell>
          <table:table-cell office:value-type="float" office:value="1.15504" calcext:value-type="float">
            <text:p>1,15504</text:p>
          </table:table-cell>
          <table:table-cell table:style-name="ce1" office:value-type="float" office:value="1995826829" calcext:value-type="float">
            <text:p>1995826829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9]+[.B60]+[.B61]+[.B62]+[.B63])/5" office:value-type="float" office:value="0.105452" calcext:value-type="float">
            <text:p>0,105452</text:p>
          </table:table-cell>
          <table:table-cell table:formula="of:=([.C59]+[.C60]+[.C61]+[.C62]+[.C63])/5" office:value-type="float" office:value="21" calcext:value-type="float">
            <text:p>21</text:p>
          </table:table-cell>
          <table:table-cell table:formula="of:=([.D59]+[.D60]+[.D61]+[.D62]+[.D63])/5" office:value-type="float" office:value="0.106576" calcext:value-type="float">
            <text:p>0,106576</text:p>
          </table:table-cell>
          <table:table-cell table:style-name="ce1" table:formula="of:=([.E59]+[.E60]+[.E61]+[.E62]+[.E63])/5" office:value-type="float" office:value="1770763536.2" calcext:value-type="float">
            <text:p>1770763536,2</text:p>
          </table:table-cell>
          <table:table-cell table:formula="of:=([.F59]+[.F60]+[.F61]+[.F62]+[.F63])/5" office:value-type="float" office:value="2.41012" calcext:value-type="float">
            <text:p>2,41012</text:p>
          </table:table-cell>
          <table:table-cell table:formula="of:=([.G59]+[.G60]+[.G61]+[.G62]+[.G63])/5" office:value-type="float" office:value="1160" calcext:value-type="float">
            <text:p>1160</text:p>
          </table:table-cell>
          <table:table-cell table:formula="of:=([.H59]+[.H60]+[.H61]+[.H62]+[.H63])/5" office:value-type="float" office:value="2.90489" calcext:value-type="float">
            <text:p>2,90489</text:p>
          </table:table-cell>
          <table:table-cell table:style-name="ce1" table:formula="of:=([.I59]+[.I60]+[.I61]+[.I62]+[.I63])/5" office:value-type="float" office:value="81210009637" calcext:value-type="float">
            <text:p>81210009637</text:p>
          </table:table-cell>
          <table:table-cell table:formula="of:=([.J59]+[.J60]+[.J61]+[.J62]+[.J63])/5" office:value-type="float" office:value="0.125279" calcext:value-type="float">
            <text:p>0,125279</text:p>
          </table:table-cell>
          <table:table-cell table:formula="of:=([.K59]+[.K60]+[.K61]+[.K62]+[.K63])/5" office:value-type="float" office:value="0" calcext:value-type="float">
            <text:p>0</text:p>
          </table:table-cell>
          <table:table-cell table:formula="of:=([.L59]+[.L60]+[.L61]+[.L62]+[.L63])/5" office:value-type="float" office:value="0.125279" calcext:value-type="float">
            <text:p>0,125279</text:p>
          </table:table-cell>
          <table:table-cell table:style-name="ce1" table:formula="of:=([.M59]+[.M60]+[.M61]+[.M62]+[.M63])/5" office:value-type="float" office:value="1331706269.4" calcext:value-type="float">
            <text:p>1331706269,4</text:p>
          </table:table-cell>
          <table:table-cell table:formula="of:=([.N59]+[.N60]+[.N61]+[.N62]+[.N63])/5" office:value-type="float" office:value="0.586169" calcext:value-type="float">
            <text:p>0,586169</text:p>
          </table:table-cell>
          <table:table-cell table:formula="of:=([.O59]+[.O60]+[.O61]+[.O62]+[.O63])/5" office:value-type="float" office:value="2263" calcext:value-type="float">
            <text:p>2263</text:p>
          </table:table-cell>
          <table:table-cell table:formula="of:=([.P59]+[.P60]+[.P61]+[.P62]+[.P63])/5" office:value-type="float" office:value="1.15504" calcext:value-type="float">
            <text:p>1,15504</text:p>
          </table:table-cell>
          <table:table-cell table:style-name="ce1" table:formula="of:=([.Q59]+[.Q60]+[.Q61]+[.Q62]+[.Q63])/5" office:value-type="float" office:value="1821261041" calcext:value-type="float">
            <text:p>1821261041</text:p>
          </table:table-cell>
        </table:table-row>
        <table:table-row table:style-name="ro1">
          <table:table-cell table:style-name="ce4" office:value-type="string" calcext:value-type="string">
            <text:p>2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table:style-name="ce30" office:value-type="float" office:value="0.105452" calcext:value-type="float">
            <text:p>0,105452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0.106576" calcext:value-type="float">
            <text:p>0,106576</text:p>
          </table:table-cell>
          <table:table-cell table:style-name="ce34" office:value-type="float" office:value="1691688929" calcext:value-type="float">
            <text:p>1691688929</text:p>
          </table:table-cell>
          <table:table-cell office:value-type="float" office:value="2.98019" calcext:value-type="float">
            <text:p>2,98019</text:p>
          </table:table-cell>
          <table:table-cell office:value-type="float" office:value="1435" calcext:value-type="float">
            <text:p>1435</text:p>
          </table:table-cell>
          <table:table-cell office:value-type="float" office:value="3.64118" calcext:value-type="float">
            <text:p>3,64118</text:p>
          </table:table-cell>
          <table:table-cell table:style-name="ce1" office:value-type="float" office:value="64856208491" calcext:value-type="float">
            <text:p>64856208491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658646283" calcext:value-type="float">
            <text:p>1658646283</text:p>
          </table:table-cell>
          <table:table-cell office:value-type="float" office:value="0.597054" calcext:value-type="float">
            <text:p>0,597054</text:p>
          </table:table-cell>
          <table:table-cell office:value-type="float" office:value="2379" calcext:value-type="float">
            <text:p>2379</text:p>
          </table:table-cell>
          <table:table-cell office:value-type="float" office:value="1.2184" calcext:value-type="float">
            <text:p>1,2184</text:p>
          </table:table-cell>
          <table:table-cell table:style-name="ce1" office:value-type="float" office:value="1767072625" calcext:value-type="float">
            <text:p>1767072625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table:style-name="ce30" office:value-type="float" office:value="0.105452" calcext:value-type="float">
            <text:p>0,105452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0.106576" calcext:value-type="float">
            <text:p>0,106576</text:p>
          </table:table-cell>
          <table:table-cell table:style-name="ce34" office:value-type="float" office:value="1695460579" calcext:value-type="float">
            <text:p>1695460579</text:p>
          </table:table-cell>
          <table:table-cell office:value-type="float" office:value="2.98019" calcext:value-type="float">
            <text:p>2,98019</text:p>
          </table:table-cell>
          <table:table-cell office:value-type="float" office:value="1435" calcext:value-type="float">
            <text:p>1435</text:p>
          </table:table-cell>
          <table:table-cell office:value-type="float" office:value="3.64118" calcext:value-type="float">
            <text:p>3,64118</text:p>
          </table:table-cell>
          <table:table-cell table:style-name="ce1" office:value-type="float" office:value="73493296300" calcext:value-type="float">
            <text:p>73493296300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669927725" calcext:value-type="float">
            <text:p>1669927725</text:p>
          </table:table-cell>
          <table:table-cell office:value-type="float" office:value="0.597054" calcext:value-type="float">
            <text:p>0,597054</text:p>
          </table:table-cell>
          <table:table-cell office:value-type="float" office:value="2379" calcext:value-type="float">
            <text:p>2379</text:p>
          </table:table-cell>
          <table:table-cell office:value-type="float" office:value="1.2184" calcext:value-type="float">
            <text:p>1,2184</text:p>
          </table:table-cell>
          <table:table-cell table:style-name="ce1" office:value-type="float" office:value="2429518502" calcext:value-type="float">
            <text:p>2429518502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table:style-name="ce30" office:value-type="float" office:value="0.105452" calcext:value-type="float">
            <text:p>0,105452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0.106576" calcext:value-type="float">
            <text:p>0,106576</text:p>
          </table:table-cell>
          <table:table-cell table:style-name="ce34" office:value-type="float" office:value="3620908268" calcext:value-type="float">
            <text:p>3620908268</text:p>
          </table:table-cell>
          <table:table-cell office:value-type="float" office:value="2.98019" calcext:value-type="float">
            <text:p>2,98019</text:p>
          </table:table-cell>
          <table:table-cell office:value-type="float" office:value="1435" calcext:value-type="float">
            <text:p>1435</text:p>
          </table:table-cell>
          <table:table-cell office:value-type="float" office:value="3.64118" calcext:value-type="float">
            <text:p>3,64118</text:p>
          </table:table-cell>
          <table:table-cell table:style-name="ce1" office:value-type="float" office:value="82228947525" calcext:value-type="float">
            <text:p>82228947525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349423784" calcext:value-type="float">
            <text:p>1349423784</text:p>
          </table:table-cell>
          <table:table-cell office:value-type="float" office:value="0.597054" calcext:value-type="float">
            <text:p>0,597054</text:p>
          </table:table-cell>
          <table:table-cell office:value-type="float" office:value="2379" calcext:value-type="float">
            <text:p>2379</text:p>
          </table:table-cell>
          <table:table-cell office:value-type="float" office:value="1.2184" calcext:value-type="float">
            <text:p>1,2184</text:p>
          </table:table-cell>
          <table:table-cell table:style-name="ce1" office:value-type="float" office:value="1792831948" calcext:value-type="float">
            <text:p>1792831948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table:style-name="ce30" office:value-type="float" office:value="0.105452" calcext:value-type="float">
            <text:p>0,105452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0.106576" calcext:value-type="float">
            <text:p>0,106576</text:p>
          </table:table-cell>
          <table:table-cell table:style-name="ce34" office:value-type="float" office:value="1703002811" calcext:value-type="float">
            <text:p>1703002811</text:p>
          </table:table-cell>
          <table:table-cell office:value-type="float" office:value="2.98019" calcext:value-type="float">
            <text:p>2,98019</text:p>
          </table:table-cell>
          <table:table-cell office:value-type="float" office:value="1435" calcext:value-type="float">
            <text:p>1435</text:p>
          </table:table-cell>
          <table:table-cell office:value-type="float" office:value="3.64118" calcext:value-type="float">
            <text:p>3,64118</text:p>
          </table:table-cell>
          <table:table-cell table:style-name="ce1" office:value-type="float" office:value="73310883591" calcext:value-type="float">
            <text:p>73310883591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681875102" calcext:value-type="float">
            <text:p>1681875102</text:p>
          </table:table-cell>
          <table:table-cell office:value-type="float" office:value="0.597054" calcext:value-type="float">
            <text:p>0,597054</text:p>
          </table:table-cell>
          <table:table-cell office:value-type="float" office:value="2379" calcext:value-type="float">
            <text:p>2379</text:p>
          </table:table-cell>
          <table:table-cell office:value-type="float" office:value="1.2184" calcext:value-type="float">
            <text:p>1,2184</text:p>
          </table:table-cell>
          <table:table-cell table:style-name="ce1" office:value-type="float" office:value="1328653139" calcext:value-type="float">
            <text:p>1328653139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table:style-name="ce30" office:value-type="float" office:value="0.105452" calcext:value-type="float">
            <text:p>0,105452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0.106576" calcext:value-type="float">
            <text:p>0,106576</text:p>
          </table:table-cell>
          <table:table-cell table:style-name="ce34" office:value-type="float" office:value="1367968629" calcext:value-type="float">
            <text:p>1367968629</text:p>
          </table:table-cell>
          <table:table-cell office:value-type="float" office:value="2.98019" calcext:value-type="float">
            <text:p>2,98019</text:p>
          </table:table-cell>
          <table:table-cell office:value-type="float" office:value="1435" calcext:value-type="float">
            <text:p>1435</text:p>
          </table:table-cell>
          <table:table-cell office:value-type="float" office:value="3.64118" calcext:value-type="float">
            <text:p>3,64118</text:p>
          </table:table-cell>
          <table:table-cell table:style-name="ce1" office:value-type="float" office:value="96510040747" calcext:value-type="float">
            <text:p>96510040747</text:p>
          </table:table-cell>
          <table:table-cell office:value-type="float" office:value="0.125279" calcext:value-type="float">
            <text:p>0,125279</text:p>
          </table:table-cell>
          <table:table-cell office:value-type="float" office:value="0" calcext:value-type="float">
            <text:p>0</text:p>
          </table:table-cell>
          <table:table-cell office:value-type="float" office:value="0.125279" calcext:value-type="float">
            <text:p>0,125279</text:p>
          </table:table-cell>
          <table:table-cell table:style-name="ce1" office:value-type="float" office:value="1681875102" calcext:value-type="float">
            <text:p>1681875102</text:p>
          </table:table-cell>
          <table:table-cell office:value-type="float" office:value="0.597054" calcext:value-type="float">
            <text:p>0,597054</text:p>
          </table:table-cell>
          <table:table-cell office:value-type="float" office:value="2379" calcext:value-type="float">
            <text:p>2379</text:p>
          </table:table-cell>
          <table:table-cell office:value-type="float" office:value="1.2184" calcext:value-type="float">
            <text:p>1,2184</text:p>
          </table:table-cell>
          <table:table-cell table:style-name="ce1" office:value-type="float" office:value="1383348181" calcext:value-type="float">
            <text:p>1383348181</text:p>
          </table:table-cell>
        </table:table-row>
        <table:table-row table:style-name="ro1">
          <table:table-cell table:style-name="ce5" office:value-type="string" calcext:value-type="string">
            <text:p>Media</text:p>
          </table:table-cell>
          <table:table-cell table:style-name="ce31" table:formula="of:=([.B66]+[.B67]+[.B68]+[.B69]+[.B70])/5" office:value-type="float" office:value="0.105452" calcext:value-type="float">
            <text:p>0,105452</text:p>
          </table:table-cell>
          <table:table-cell table:style-name="ce31" table:formula="of:=([.C66]+[.C67]+[.C68]+[.C69]+[.C70])/5" office:value-type="float" office:value="21" calcext:value-type="float">
            <text:p>21</text:p>
          </table:table-cell>
          <table:table-cell table:style-name="ce31" table:formula="of:=([.D66]+[.D67]+[.D68]+[.D69]+[.D70])/5" office:value-type="float" office:value="0.106576" calcext:value-type="float">
            <text:p>0,106576</text:p>
          </table:table-cell>
          <table:table-cell table:style-name="ce35" table:formula="of:=([.E66]+[.E67]+[.E68]+[.E69]+[.E70])/5" office:value-type="float" office:value="2015805843.2" calcext:value-type="float">
            <text:p>2015805843,2</text:p>
          </table:table-cell>
          <table:table-cell office:value-type="float" office:value="2.98019" calcext:value-type="float">
            <text:p>2,98019</text:p>
          </table:table-cell>
          <table:table-cell office:value-type="float" office:value="1435" calcext:value-type="float">
            <text:p>1435</text:p>
          </table:table-cell>
          <table:table-cell office:value-type="float" office:value="3.64118" calcext:value-type="float">
            <text:p>3,64118</text:p>
          </table:table-cell>
          <table:table-cell table:style-name="ce2" table:formula="of:=([.I66]+[.I67]+[.I68]+[.I69]+[.I70])/5" office:value-type="float" office:value="78079875330.8" calcext:value-type="float">
            <text:p>78079875330,8</text:p>
          </table:table-cell>
          <table:table-cell table:style-name="ce9" table:formula="of:=([.J66]+[.J67]+[.J68]+[.J69]+[.J70])/5" office:value-type="float" office:value="0.125279" calcext:value-type="float">
            <text:p>0,125279</text:p>
          </table:table-cell>
          <table:table-cell table:style-name="ce9" table:formula="of:=([.K66]+[.K67]+[.K68]+[.K69]+[.K70])/5" office:value-type="float" office:value="0" calcext:value-type="float">
            <text:p>0</text:p>
          </table:table-cell>
          <table:table-cell table:style-name="ce9" table:formula="of:=([.L66]+[.L67]+[.L68]+[.L69]+[.L70])/5" office:value-type="float" office:value="0.125279" calcext:value-type="float">
            <text:p>0,125279</text:p>
          </table:table-cell>
          <table:table-cell table:style-name="ce2" table:formula="of:=([.M66]+[.M67]+[.M68]+[.M69]+[.M70])/5" office:value-type="float" office:value="1608349599.2" calcext:value-type="float">
            <text:p>1608349599,2</text:p>
          </table:table-cell>
          <table:table-cell table:style-name="ce9" table:formula="of:=([.N66]+[.N67]+[.N68]+[.N69]+[.N70])/5" office:value-type="float" office:value="0.597054" calcext:value-type="float">
            <text:p>0,597054</text:p>
          </table:table-cell>
          <table:table-cell table:style-name="ce9" table:formula="of:=([.O66]+[.O67]+[.O68]+[.O69]+[.O70])/5" office:value-type="float" office:value="2379" calcext:value-type="float">
            <text:p>2379</text:p>
          </table:table-cell>
          <table:table-cell table:style-name="ce9" table:formula="of:=([.P66]+[.P67]+[.P68]+[.P69]+[.P70])/5" office:value-type="float" office:value="1.2184" calcext:value-type="float">
            <text:p>1,2184</text:p>
          </table:table-cell>
          <table:table-cell table:style-name="ce2" table:formula="of:=([.Q66]+[.Q67]+[.Q68]+[.Q69]+[.Q70])/5" office:value-type="float" office:value="1740284879" calcext:value-type="float">
            <text:p>1740284879</text:p>
          </table:table-cell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20:00:02.4358300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4-26T20:02:33.121798807</dc:date>
    <meta:editing-duration>PT22M57S</meta:editing-duration>
    <meta:editing-cycles>6</meta:editing-cycles>
    <meta:generator>LibreOffice/6.0.7.3$Linux_X86_64 LibreOffice_project/00m0$Build-3</meta:generator>
    <meta:document-statistic meta:table-count="1" meta:cell-count="1051" meta:object-count="0"/>
  </office:meta>
</office:document-meta>
</file>